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Normal" svg:font-family="Source Han Sans CN Normal"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Название" style:master-page-name="MP0" style:family="paragraph">
      <style:paragraph-properties fo:break-before="page"/>
    </style:style>
    <style:style style:name="T2" style:parent-style-name="Основнойшрифтабзаца" style:family="text">
      <style:text-properties fo:language="ru" fo:country="RU"/>
    </style:style>
    <style:style style:name="T3" style:parent-style-name="Основнойшрифтабзаца" style:family="text">
      <style:text-properties fo:language="ru" fo:country="RU"/>
    </style:style>
    <style:style style:name="P4" style:parent-style-name="Заголовок1" style:family="paragraph"/>
    <style:style style:name="T5" style:parent-style-name="Основнойшрифтабзаца" style:family="text">
      <style:text-properties fo:background-color="#FFFFFF"/>
    </style:style>
    <style:style style:name="T6" style:parent-style-name="Основнойшрифтабзаца" style:family="text">
      <style:text-properties fo:background-color="#FFFFFF"/>
    </style:style>
    <style:style style:name="T7" style:parent-style-name="Основнойшрифтабзаца" style:family="text">
      <style:text-properties fo:background-color="#FFFFFF"/>
    </style:style>
    <style:style style:name="T8" style:parent-style-name="Основнойшрифтабзаца" style:family="text">
      <style:text-properties fo:background-color="#FFFFFF"/>
    </style:style>
    <style:style style:name="T9" style:parent-style-name="Основнойшрифтабзаца" style:family="text">
      <style:text-properties fo:background-color="#FFFFFF"/>
    </style:style>
    <style:style style:name="T10" style:parent-style-name="Основнойшрифтабзаца" style:family="text">
      <style:text-properties fo:font-weight="bold" style:font-weight-asian="bold" fo:language="ru" fo:country="RU"/>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font-weight="bold" style:font-weight-asian="bold"/>
    </style:style>
    <style:style style:name="P16" style:parent-style-name="Textbody" style:family="paragraph">
      <style:paragraph-properties fo:margin-bottom="0in">
        <style:tab-stops>
          <style:tab-stop style:type="left" style:position="-0.9819in"/>
        </style:tab-stops>
      </style:paragraph-properties>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P20" style:parent-style-name="Textbody" style:family="paragraph">
      <style:paragraph-properties fo:margin-bottom="0in">
        <style:tab-stops>
          <style:tab-stop style:type="left" style:position="-0.9819in"/>
        </style:tab-stops>
      </style:paragraph-properties>
      <style:text-properties fo:language="ru" fo:country="RU"/>
    </style:style>
    <style:style style:name="P21" style:parent-style-name="Textbody" style:family="paragraph">
      <style:paragraph-properties>
        <style:tab-stops>
          <style:tab-stop style:type="left" style:position="-0.9819in"/>
        </style:tab-stops>
      </style:paragraph-properties>
      <style:text-properties fo:language="ru" fo:country="RU"/>
    </style:style>
    <style:style style:name="P22" style:parent-style-name="Textbody" style:family="paragraph"/>
    <style:style style:name="P23" style:parent-style-name="Textbody" style:family="paragraph">
      <style:paragraph-properties fo:background-color="#99CCFF"/>
      <style:text-properties style:font-name="Arial" style:font-name-complex="Arial" fo:font-style="italic" style:font-style-asian="italic" style:font-style-complex="italic"/>
    </style:style>
    <style:style style:name="P24" style:parent-style-name="Заголовок1" style:family="paragraph"/>
    <style:style style:name="P25" style:parent-style-name="Textbody" style:family="paragraph">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SourceText" style:family="text">
      <style:text-properties fo:language="ru" fo:country="RU"/>
    </style:style>
    <style:style style:name="T29" style:parent-style-name="SourceText" style:family="text">
      <style:text-properties fo:language="ru" fo:country="RU"/>
    </style:style>
    <style:style style:name="T30" style:parent-style-name="Основнойшрифтабзаца" style:family="text">
      <style:text-properties fo:language="ru" fo:country="RU"/>
    </style:style>
    <style:style style:name="T31" style:parent-style-name="apple-converted-space" style:family="text">
      <style:text-properties style:font-name="Arial" style:font-name-complex="Arial" fo:color="#252525" fo:font-size="10.5pt" style:font-size-asian="10.5pt" style:font-size-complex="10.5pt"/>
    </style:style>
    <style:style style:name="T32" style:parent-style-name="Основнойшрифтабзаца" style:family="text">
      <style:text-properties style:font-name="Arial" style:font-name-complex="Arial" fo:font-size="10.5pt" style:font-size-asian="10.5pt" style:font-size-complex="10.5pt"/>
    </style:style>
    <style:style style:name="T33" style:parent-style-name="apple-converted-space" style:family="text">
      <style:text-properties style:font-name="Arial" style:font-name-complex="Arial" fo:color="#252525" fo:font-size="10.5pt" style:font-size-asian="10.5pt" style:font-size-complex="10.5pt"/>
    </style:style>
    <style:style style:name="T34" style:parent-style-name="apple-converted-space" style:family="text">
      <style:text-properties style:font-name="Arial" style:font-name-complex="Arial" fo:color="#252525" fo:font-size="10.5pt" style:font-size-asian="10.5pt" style:font-size-complex="10.5pt"/>
    </style:style>
    <style:style style:name="T35" style:parent-style-name="Основнойшрифтабзаца" style:family="text">
      <style:text-properties style:font-name="Arial" style:font-name-complex="Arial" fo:font-size="10.5pt" style:font-size-asian="10.5pt" style:font-size-complex="10.5pt"/>
    </style:style>
    <style:style style:name="T36" style:parent-style-name="apple-converted-space" style:family="text">
      <style:text-properties style:font-name="Arial" style:font-name-complex="Arial" fo:color="#252525" fo:font-size="10.5pt" style:font-size-asian="10.5pt" style:font-size-complex="10.5pt"/>
    </style:style>
    <style:style style:name="T37" style:parent-style-name="apple-converted-space" style:family="text">
      <style:text-properties style:font-name="Arial" style:font-name-complex="Arial" fo:color="#252525" fo:font-size="10.5pt" style:font-size-asian="10.5pt" style:font-size-complex="10.5pt"/>
    </style:style>
    <style:style style:name="T38" style:parent-style-name="Основнойшрифтабзаца" style:family="text">
      <style:text-properties style:font-name="Arial" style:font-name-complex="Arial" fo:font-size="10.5pt" style:font-size-asian="10.5pt" style:font-size-complex="10.5pt"/>
    </style:style>
    <style:style style:name="T39" style:parent-style-name="Основнойшрифтабзаца" style:family="text">
      <style:text-properties fo:language="ru" fo:country="RU"/>
    </style:style>
    <style:style style:name="T40" style:parent-style-name="Основнойшрифтабзаца" style:family="text">
      <style:text-properties fo:language="ru" fo:country="RU"/>
    </style:style>
    <style:style style:name="T41" style:parent-style-name="Основнойшрифтабзаца" style:family="text">
      <style:text-properties fo:language="ru" fo:country="RU"/>
    </style:style>
    <style:style style:name="T42" style:parent-style-name="Основнойшрифтабзаца" style:family="text">
      <style:text-properties fo:language="ru" fo:country="RU"/>
    </style:style>
    <style:style style:name="T43" style:parent-style-name="Основнойшрифтабзаца" style:family="text">
      <style:text-properties fo:language="ru" fo:country="RU"/>
    </style:style>
    <style:style style:name="T44" style:parent-style-name="Основнойшрифтабзаца" style:family="text">
      <style:text-properties fo:font-weight="bold" style:font-weight-asian="bold" style:font-weight-complex="bold"/>
    </style:style>
    <style:style style:name="T45" style:parent-style-name="apple-converted-space" style:family="text">
      <style:text-properties style:font-name="Arial" style:font-name-complex="Arial" fo:color="#252525" fo:font-size="10.5pt" style:font-size-asian="10.5pt" style:font-size-complex="10.5pt"/>
    </style:style>
    <style:style style:name="T46" style:parent-style-name="Основнойшрифтабзаца" style:family="text">
      <style:text-properties style:font-name="Arial" style:font-name-complex="Arial" fo:font-size="10.5pt" style:font-size-asian="10.5pt" style:font-size-complex="10.5pt"/>
    </style:style>
    <style:style style:name="T47" style:parent-style-name="apple-converted-space" style:family="text">
      <style:text-properties style:font-name="Arial" style:font-name-complex="Arial" fo:color="#252525" fo:font-size="10.5pt" style:font-size-asian="10.5pt" style:font-size-complex="10.5pt"/>
    </style:style>
    <style:style style:name="T48" style:parent-style-name="apple-converted-space" style:family="text">
      <style:text-properties style:font-name="Arial" style:font-name-complex="Arial" fo:color="#252525" fo:font-size="10.5pt" style:font-size-asian="10.5pt" style:font-size-complex="10.5pt"/>
    </style:style>
    <style:style style:name="T49" style:parent-style-name="Основнойшрифтабзаца" style:family="text">
      <style:text-properties style:font-name="Arial" style:font-name-complex="Arial" fo:font-size="10.5pt" style:font-size-asian="10.5pt" style:font-size-complex="10.5pt"/>
    </style:style>
    <style:style style:name="T50" style:parent-style-name="apple-converted-space" style:family="text">
      <style:text-properties style:font-name="Arial" style:font-name-complex="Arial" fo:color="#252525" fo:font-size="10.5pt" style:font-size-asian="10.5pt" style:font-size-complex="10.5pt"/>
    </style:style>
    <style:style style:name="T51" style:parent-style-name="Основнойшрифтабзаца" style:family="text">
      <style:text-properties style:font-name="Arial" style:font-name-complex="Arial" fo:font-size="10.5pt" style:font-size-asian="10.5pt" style:font-size-complex="10.5pt"/>
    </style:style>
    <style:style style:name="T52" style:parent-style-name="apple-converted-space" style:family="text">
      <style:text-properties style:font-name="Arial" style:font-name-complex="Arial" fo:color="#252525" fo:font-size="10.5pt" style:font-size-asian="10.5pt" style:font-size-complex="10.5pt"/>
    </style:style>
    <style:style style:name="T53" style:parent-style-name="apple-converted-space" style:family="text">
      <style:text-properties style:font-name="Arial" style:font-name-complex="Arial" fo:color="#252525" fo:font-size="10.5pt" style:font-size-asian="10.5pt" style:font-size-complex="10.5pt"/>
    </style:style>
    <style:style style:name="T54" style:parent-style-name="Основнойшрифтабзаца" style:family="text">
      <style:text-properties style:font-name="Arial" style:font-name-complex="Arial" fo:font-size="10.5pt" style:font-size-asian="10.5pt" style:font-size-complex="10.5pt"/>
    </style:style>
    <style:style style:name="T55" style:parent-style-name="apple-converted-space" style:family="text">
      <style:text-properties style:font-name="Arial" style:font-name-complex="Arial" fo:color="#252525" fo:font-size="10.5pt" style:font-size-asian="10.5pt" style:font-size-complex="10.5pt"/>
    </style:style>
    <style:style style:name="T56" style:parent-style-name="Основнойшрифтабзаца" style:family="text">
      <style:text-properties style:font-name="Arial" style:font-name-complex="Arial" fo:font-size="10.5pt" style:font-size-asian="10.5pt" style:font-size-complex="10.5pt"/>
    </style:style>
    <style:style style:name="T57" style:parent-style-name="apple-converted-space" style:family="text">
      <style:text-properties style:font-name="Arial" style:font-name-complex="Arial" fo:color="#252525" fo:font-size="10.5pt" style:font-size-asian="10.5pt" style:font-size-complex="10.5pt"/>
    </style:style>
    <style:style style:name="T58" style:parent-style-name="Основнойшрифтабзаца" style:family="text">
      <style:text-properties fo:font-style="italic" style:font-style-asian="italic" style:font-style-complex="italic"/>
    </style:style>
    <style:style style:name="T59" style:parent-style-name="apple-converted-space" style:family="text">
      <style:text-properties style:font-name="Arial" style:font-name-complex="Arial" fo:color="#252525" fo:font-size="10.5pt" style:font-size-asian="10.5pt" style:font-size-complex="10.5pt"/>
    </style:style>
    <style:style style:name="T60" style:parent-style-name="apple-converted-space" style:family="text">
      <style:text-properties style:font-name="Arial" style:font-name-complex="Arial" fo:color="#252525" fo:font-size="10.5pt" style:font-size-asian="10.5pt" style:font-size-complex="10.5pt"/>
    </style:style>
    <style:style style:name="T61" style:parent-style-name="Основнойшрифтабзаца" style:family="text">
      <style:text-properties style:font-name="Arial" style:font-name-complex="Arial" fo:font-size="10.5pt" style:font-size-asian="10.5pt" style:font-size-complex="10.5pt"/>
    </style:style>
    <style:style style:name="T62" style:parent-style-name="Основнойшрифтабзаца" style:family="text">
      <style:text-properties style:font-name="Arial" style:font-name-complex="Arial" fo:font-size="10.5pt" style:font-size-asian="10.5pt" style:font-size-complex="10.5pt"/>
    </style:style>
    <style:style style:name="T63" style:parent-style-name="apple-converted-space" style:family="text">
      <style:text-properties style:font-name="Arial" style:font-name-complex="Arial" fo:color="#252525" fo:font-size="10.5pt" style:font-size-asian="10.5pt" style:font-size-complex="10.5pt"/>
    </style:style>
    <style:style style:name="T64" style:parent-style-name="apple-converted-space" style:family="text">
      <style:text-properties style:font-name="Arial" style:font-name-complex="Arial" fo:color="#252525" fo:font-size="10.5pt" style:font-size-asian="10.5pt" style:font-size-complex="10.5pt"/>
    </style:style>
    <style:style style:name="T65" style:parent-style-name="Гиперссылка" style:family="text">
      <style:text-properties style:font-name="Arial" style:font-name-complex="Arial" fo:color="#0B0080" fo:font-size="10.5pt" style:font-size-asian="10.5pt" style:font-size-complex="10.5pt"/>
    </style:style>
    <style:style style:name="T66" style:parent-style-name="Основнойшрифтабзаца" style:family="text">
      <style:text-properties fo:language="ru" fo:country="RU"/>
    </style:style>
    <style:style style:name="P67" style:parent-style-name="Textbody" style:family="paragraph">
      <style:text-properties fo:language="ru" fo:country="RU"/>
    </style:style>
    <style:style style:name="T68" style:parent-style-name="Основнойшрифтабзаца" style:family="text">
      <style:text-properties fo:language="ru" fo:country="RU"/>
    </style:style>
    <style:style style:name="T69" style:parent-style-name="Основнойшрифтабзаца" style:family="text">
      <style:text-properties fo:language="ru" fo:country="RU"/>
    </style:style>
    <style:style style:name="P70" style:parent-style-name="Heading" style:family="paragraph">
      <style:paragraph-properties fo:text-indent="0.4923in"/>
      <style:text-properties style:font-name="Liberation Serif" fo:font-size="12pt" style:font-size-asian="12pt" style:font-size-complex="12pt" fo:language="ru" fo:country="RU"/>
    </style:style>
    <style:style style:name="T71" style:parent-style-name="Основнойшрифтабзаца" style:family="text">
      <style:text-properties style:font-name="Liberation Serif" fo:font-size="12pt" style:font-size-asian="12pt" style:font-size-complex="12pt" fo:language="ru" fo:country="RU"/>
    </style:style>
    <style:style style:name="T72" style:parent-style-name="Основнойшрифтабзаца" style:family="text">
      <style:text-properties style:font-name="Liberation Serif" fo:font-size="12pt" style:font-size-asian="12pt" style:font-size-complex="12pt" fo:language="ru" fo:country="RU"/>
    </style:style>
    <style:style style:name="T73" style:parent-style-name="Основнойшрифтабзаца" style:family="text">
      <style:text-properties style:font-name="Liberation Serif" fo:font-size="12pt" style:font-size-asian="12pt" style:font-size-complex="12pt" fo:language="ru" fo:country="RU"/>
    </style:style>
    <style:style style:name="T74" style:parent-style-name="Основнойшрифтабзаца" style:family="text">
      <style:text-properties style:font-name="Liberation Serif" fo:font-size="12pt" style:font-size-asian="12pt" style:font-size-complex="12pt" fo:language="ru" fo:country="RU"/>
    </style:style>
    <style:style style:name="T75" style:parent-style-name="Основнойшрифтабзаца" style:family="text">
      <style:text-properties style:font-name="Liberation Serif" fo:font-size="12pt" style:font-size-asian="12pt" style:font-size-complex="12pt" fo:language="ru" fo:country="RU"/>
    </style:style>
    <style:style style:name="T76" style:parent-style-name="Основнойшрифтабзаца" style:family="text">
      <style:text-properties style:font-name="Liberation Serif" fo:font-size="12pt" style:font-size-asian="12pt" style:font-size-complex="12pt" fo:language="ru" fo:country="RU"/>
    </style:style>
    <style:style style:name="T77" style:parent-style-name="Основнойшрифтабзаца" style:family="text">
      <style:text-properties style:font-name="Liberation Serif" fo:font-size="12pt" style:font-size-asian="12pt" style:font-size-complex="12pt" fo:language="ru" fo:country="RU"/>
    </style:style>
    <style:style style:name="T78" style:parent-style-name="Основнойшрифтабзаца" style:family="text">
      <style:text-properties style:font-name="Liberation Serif" fo:font-size="12pt" style:font-size-asian="12pt" style:font-size-complex="12pt" fo:language="ru" fo:country="RU"/>
    </style:style>
    <style:style style:name="T79" style:parent-style-name="Основнойшрифтабзаца" style:family="text">
      <style:text-properties style:font-name="Liberation Serif" fo:font-size="12pt" style:font-size-asian="12pt" style:font-size-complex="12pt" fo:language="ru" fo:country="RU"/>
    </style:style>
    <style:style style:name="T80" style:parent-style-name="Основнойшрифтабзаца" style:family="text">
      <style:text-properties style:font-name="Liberation Serif" fo:font-size="12pt" style:font-size-asian="12pt" style:font-size-complex="12pt" fo:language="ru" fo:country="RU"/>
    </style:style>
    <style:style style:name="T81" style:parent-style-name="Основнойшрифтабзаца" style:family="text">
      <style:text-properties style:font-name="Liberation Serif" fo:font-size="12pt" style:font-size-asian="12pt" style:font-size-complex="12pt" fo:language="ru" fo:country="RU"/>
    </style:style>
    <style:style style:name="T82" style:parent-style-name="Основнойшрифтабзаца" style:family="text">
      <style:text-properties style:font-name="Liberation Serif" fo:font-size="12pt" style:font-size-asian="12pt" style:font-size-complex="12pt"/>
    </style:style>
    <style:style style:name="T83" style:parent-style-name="Основнойшрифтабзаца" style:family="text">
      <style:text-properties style:font-name="Liberation Serif" fo:font-size="12pt" style:font-size-asian="12pt" style:font-size-complex="12pt" fo:language="ru" fo:country="RU"/>
    </style:style>
    <style:style style:name="T84" style:parent-style-name="Основнойшрифтабзаца" style:family="text">
      <style:text-properties style:font-name="Liberation Serif" fo:font-size="12pt" style:font-size-asian="12pt" style:font-size-complex="12pt"/>
    </style:style>
    <style:style style:name="T85" style:parent-style-name="Основнойшрифтабзаца" style:family="text">
      <style:text-properties style:font-name="Liberation Serif" fo:font-size="12pt" style:font-size-asian="12pt" style:font-size-complex="12pt" fo:language="ru" fo:country="RU"/>
    </style:style>
    <style:style style:name="T86" style:parent-style-name="Основнойшрифтабзаца" style:family="text">
      <style:text-properties fo:language="ru" fo:country="RU"/>
    </style:style>
    <style:style style:name="P87" style:parent-style-name="Textbody" style:family="paragraph">
      <style:text-properties fo:language="ru" fo:country="RU"/>
    </style:style>
    <style:style style:name="T88" style:parent-style-name="Основнойшрифтабзаца" style:family="text">
      <style:text-properties fo:language="ru" fo:country="RU"/>
    </style:style>
    <style:style style:name="P89" style:parent-style-name="Textbody" style:family="paragraph">
      <style:text-properties fo:language="ru" fo:country="RU"/>
    </style:style>
    <style:style style:name="T90" style:parent-style-name="Основнойшрифтабзаца" style:family="text">
      <style:text-properties fo:language="ru" fo:country="RU"/>
    </style:style>
    <style:style style:name="T91" style:parent-style-name="Основнойшрифтабзаца" style:family="text">
      <style:text-properties fo:language="ru" fo:country="RU"/>
    </style:style>
    <style:style style:name="P92" style:parent-style-name="Textbody" style:family="paragraph">
      <style:text-properties fo:language="ru" fo:country="RU"/>
    </style:style>
    <style:style style:name="T93" style:parent-style-name="Основнойшрифтабзаца" style:family="text">
      <style:text-properties fo:language="ru" fo:country="RU"/>
    </style:style>
    <style:style style:name="P94" style:parent-style-name="Textbody" style:family="paragraph">
      <style:text-properties fo:language="ru" fo:country="RU"/>
    </style:style>
    <style:style style:name="T95" style:parent-style-name="Основнойшрифтабзаца" style:family="text">
      <style:text-properties fo:language="ru" fo:country="RU"/>
    </style:style>
    <style:style style:name="P96" style:parent-style-name="Textbody" style:family="paragraph">
      <style:text-properties fo:language="ru" fo:country="RU"/>
    </style:style>
    <style:style style:name="P97" style:parent-style-name="Заголовок1" style:family="paragraph"/>
    <style:style style:name="T98" style:parent-style-name="Основнойшрифтабзаца" style:family="text">
      <style:text-properties fo:language="ru" fo:country="RU"/>
    </style:style>
    <style:style style:name="T99" style:parent-style-name="Основнойшрифтабзаца" style:family="text">
      <style:text-properties fo:language="ru" fo:country="RU"/>
    </style:style>
    <style:style style:name="T100" style:parent-style-name="Основнойшрифтабзаца" style:family="text">
      <style:text-properties fo:language="ru" fo:country="RU"/>
    </style:style>
    <style:style style:name="T101" style:parent-style-name="Основнойшрифтабзаца" style:family="text">
      <style:text-properties fo:language="ru" fo:country="RU"/>
    </style:style>
    <style:style style:name="T102" style:parent-style-name="Основнойшрифтабзаца" style:family="text">
      <style:text-properties fo:language="ru" fo:country="RU"/>
    </style:style>
    <style:style style:name="T103" style:parent-style-name="Основнойшрифтабзаца" style:family="text">
      <style:text-properties fo:language="ru" fo:country="RU"/>
    </style:style>
    <style:style style:name="T104" style:parent-style-name="Основнойшрифтабзаца" style:family="text">
      <style:text-properties fo:language="ru" fo:country="RU"/>
    </style:style>
    <style:style style:name="T105" style:parent-style-name="Основнойшрифтабзаца" style:family="text">
      <style:text-properties fo:language="ru" fo:country="RU"/>
    </style:style>
    <style:style style:name="T106" style:parent-style-name="Основнойшрифтабзаца" style:family="text">
      <style:text-properties fo:language="ru" fo:country="RU"/>
    </style:style>
    <style:style style:name="T107" style:parent-style-name="Основнойшрифтабзаца" style:family="text">
      <style:text-properties fo:language="ru" fo:country="RU"/>
    </style:style>
    <style:style style:name="T108" style:parent-style-name="Основнойшрифтабзаца" style:family="text">
      <style:text-properties fo:language="ru" fo:country="RU"/>
    </style:style>
    <style:style style:name="T109" style:parent-style-name="Основнойшрифтабзаца" style:family="text">
      <style:text-properties fo:language="ru" fo:country="RU"/>
    </style:style>
    <style:style style:name="P110" style:parent-style-name="Textbody" style:family="paragraph">
      <style:text-properties fo:language="ru" fo:country="RU"/>
    </style:style>
    <style:style style:name="P111" style:parent-style-name="Textbody" style:family="paragraph">
      <style:text-properties fo:language="ru" fo:country="RU"/>
    </style:style>
    <style:style style:name="P112" style:parent-style-name="Textbody" style:family="paragraph">
      <style:text-properties fo:language="ru" fo:country="RU"/>
    </style:style>
    <style:style style:name="P113" style:parent-style-name="Textbody" style:family="paragraph">
      <style:text-properties fo:language="ru" fo:country="RU"/>
    </style:style>
    <style:style style:name="P114" style:parent-style-name="Textbody" style:family="paragraph">
      <style:text-properties fo:language="ru" fo:country="RU"/>
    </style:style>
    <style:style style:name="P115" style:parent-style-name="Textbody" style:family="paragraph">
      <style:text-properties fo:language="ru" fo:country="RU"/>
    </style:style>
    <style:style style:name="P116" style:parent-style-name="Textbody" style:family="paragraph">
      <style:text-properties fo:language="ru" fo:country="RU"/>
    </style:style>
    <style:style style:name="P117" style:parent-style-name="Textbody" style:family="paragraph">
      <style:text-properties fo:language="ru" fo:country="RU"/>
    </style:style>
    <style:style style:name="P118" style:parent-style-name="Textbody" style:family="paragraph">
      <style:paragraph-properties fo:text-indent="0.4923in"/>
      <style:text-properties fo:language="ru" fo:country="RU"/>
    </style:style>
    <style:style style:name="T119" style:parent-style-name="Основнойшрифтабзаца" style:family="text">
      <style:text-properties fo:language="ru" fo:country="RU"/>
    </style:style>
    <style:style style:name="T120" style:parent-style-name="Основнойшрифтабзаца" style:family="text">
      <style:text-properties fo:language="ru" fo:country="RU"/>
    </style:style>
    <style:style style:name="T121" style:parent-style-name="Основнойшрифтабзаца" style:family="text">
      <style:text-properties fo:language="ru" fo:country="RU"/>
    </style:style>
    <style:style style:name="T122" style:parent-style-name="Основнойшрифтабзаца" style:family="text">
      <style:text-properties fo:language="ru" fo:country="RU"/>
    </style:style>
    <style:style style:name="T123" style:parent-style-name="Основнойшрифтабзаца" style:family="text">
      <style:text-properties fo:language="ru" fo:country="RU"/>
    </style:style>
    <style:style style:name="T124" style:parent-style-name="Основнойшрифтабзаца" style:family="text">
      <style:text-properties fo:language="ru" fo:country="RU"/>
    </style:style>
    <style:style style:name="T125" style:parent-style-name="Основнойшрифтабзаца" style:family="text">
      <style:text-properties fo:language="ru" fo:country="RU"/>
    </style:style>
    <style:style style:name="T126" style:parent-style-name="Основнойшрифтабзаца" style:family="text">
      <style:text-properties fo:language="ru" fo:country="RU"/>
    </style:style>
    <style:style style:name="T127" style:parent-style-name="Основнойшрифтабзаца" style:family="text">
      <style:text-properties fo:language="ru" fo:country="RU"/>
    </style:style>
    <style:style style:name="T128" style:parent-style-name="Основнойшрифтабзаца" style:family="text">
      <style:text-properties fo:language="ru" fo:country="RU"/>
    </style:style>
    <style:style style:name="T129" style:parent-style-name="Основнойшрифтабзаца" style:family="text">
      <style:text-properties fo:language="ru" fo:country="RU"/>
    </style:style>
    <style:style style:name="T130" style:parent-style-name="Основнойшрифтабзаца" style:family="text">
      <style:text-properties fo:language="ru" fo:country="RU"/>
    </style:style>
    <style:style style:name="T131" style:parent-style-name="Основнойшрифтабзаца" style:family="text">
      <style:text-properties fo:language="ru" fo:country="RU"/>
    </style:style>
    <style:style style:name="T132" style:parent-style-name="Основнойшрифтабзаца" style:family="text">
      <style:text-properties fo:language="ru" fo:country="RU"/>
    </style:style>
    <style:style style:name="T133" style:parent-style-name="Основнойшрифтабзаца" style:family="text">
      <style:text-properties fo:language="ru" fo:country="RU"/>
    </style:style>
    <style:style style:name="T134" style:parent-style-name="Основнойшрифтабзаца" style:family="text">
      <style:text-properties fo:language="ru" fo:country="RU"/>
    </style:style>
    <style:style style:name="T135" style:parent-style-name="Основнойшрифтабзаца" style:family="text">
      <style:text-properties fo:language="ru" fo:country="RU"/>
    </style:style>
    <style:style style:name="T136" style:parent-style-name="Основнойшрифтабзаца" style:family="text">
      <style:text-properties fo:language="ru" fo:country="RU"/>
    </style:style>
    <style:style style:name="T137" style:parent-style-name="Основнойшрифтабзаца" style:family="text">
      <style:text-properties fo:language="ru" fo:country="RU"/>
    </style:style>
    <style:style style:name="T138" style:parent-style-name="Основнойшрифтабзаца" style:family="text">
      <style:text-properties fo:language="ru" fo:country="RU"/>
    </style:style>
    <style:style style:name="T139" style:parent-style-name="Основнойшрифтабзаца" style:family="text">
      <style:text-properties fo:language="ru" fo:country="RU"/>
    </style:style>
    <style:style style:name="T140" style:parent-style-name="Основнойшрифтабзаца" style:family="text">
      <style:text-properties fo:language="ru" fo:country="RU"/>
    </style:style>
    <style:style style:name="P141" style:parent-style-name="Textbody" style:family="paragraph">
      <style:text-properties fo:language="ru" fo:country="RU"/>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T148" style:parent-style-name="Основнойшрифтабзаца" style:family="text">
      <style:text-properties fo:language="ru" fo:country="RU"/>
    </style:style>
    <style:style style:name="T149" style:parent-style-name="Основнойшрифтабзаца" style:family="text">
      <style:text-properties fo:language="ru" fo:country="RU"/>
    </style:style>
    <style:style style:name="T150" style:parent-style-name="Основнойшрифтабзаца" style:family="text">
      <style:text-properties fo:language="ru" fo:country="RU"/>
    </style:style>
    <style:style style:name="T151" style:parent-style-name="Основнойшрифтабзаца" style:family="text">
      <style:text-properties fo:language="ru" fo:country="RU"/>
    </style:style>
    <style:style style:name="T152" style:parent-style-name="Основнойшрифтабзаца" style:family="text">
      <style:text-properties fo:language="ru" fo:country="RU"/>
    </style:style>
    <style:style style:name="T153" style:parent-style-name="Основнойшрифтабзаца" style:family="text">
      <style:text-properties fo:language="ru" fo:country="RU"/>
    </style:style>
    <style:style style:name="T154" style:parent-style-name="Основнойшрифтабзаца" style:family="text">
      <style:text-properties fo:language="ru" fo:country="RU"/>
    </style:style>
    <style:style style:name="T155" style:parent-style-name="Основнойшрифтабзаца" style:family="text">
      <style:text-properties fo:language="ru" fo:country="RU"/>
    </style:style>
    <style:style style:name="T156" style:parent-style-name="Основнойшрифтабзаца" style:family="text">
      <style:text-properties fo:language="ru" fo:country="RU"/>
    </style:style>
    <style:style style:name="T157" style:parent-style-name="Основнойшрифтабзаца" style:family="text">
      <style:text-properties fo:language="ru" fo:country="RU"/>
    </style:style>
    <style:style style:name="T158" style:parent-style-name="Основнойшрифтабзаца" style:family="text">
      <style:text-properties fo:language="ru" fo:country="RU"/>
    </style:style>
    <style:style style:name="T159" style:parent-style-name="Основнойшрифтабзаца" style:family="text">
      <style:text-properties fo:language="ru" fo:country="RU"/>
    </style:style>
    <style:style style:name="T160" style:parent-style-name="Основнойшрифтабзаца" style:family="text">
      <style:text-properties fo:language="ru" fo:country="RU"/>
    </style:style>
    <style:style style:name="T161" style:parent-style-name="Основнойшрифтабзаца" style:family="text">
      <style:text-properties fo:language="ru" fo:country="RU"/>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P165" style:parent-style-name="Textbody" style:family="paragraph">
      <style:text-properties fo:language="ru" fo:country="RU"/>
    </style:style>
    <style:style style:name="T166" style:parent-style-name="Основнойшрифтабзаца" style:family="text">
      <style:text-properties fo:language="ru" fo:country="RU"/>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fo:language="ru" fo:country="RU"/>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173" style:parent-style-name="Основнойшрифтабзаца" style:family="text">
      <style:text-properties fo:language="ru" fo:country="RU"/>
    </style:style>
    <style:style style:name="T174" style:parent-style-name="Основнойшрифтабзаца" style:family="text">
      <style:text-properties fo:language="ru" fo:country="RU"/>
    </style:style>
    <style:style style:name="T175" style:parent-style-name="Основнойшрифтабзаца" style:family="text">
      <style:text-properties fo:language="ru" fo:country="RU"/>
    </style:style>
    <style:style style:name="T176" style:parent-style-name="Основнойшрифтабзаца" style:family="text">
      <style:text-properties fo:language="ru" fo:country="RU"/>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Textbody" style:family="paragraph">
      <style:paragraph-properties fo:text-indent="0.4923in"/>
      <style:text-properties fo:language="ru" fo:country="RU"/>
    </style:style>
    <style:style style:name="P184" style:parent-style-name="Textbody" style:family="paragraph">
      <style:text-properties fo:language="ru" fo:country="RU"/>
    </style:style>
    <style:style style:name="T185" style:parent-style-name="Основнойшрифтабзаца" style:family="text">
      <style:text-properties fo:language="ru" fo:country="RU"/>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T188" style:parent-style-name="Основнойшрифтабзаца" style:family="text">
      <style:text-properties fo:language="ru" fo:country="RU"/>
    </style:style>
    <style:style style:name="T189" style:parent-style-name="Основнойшрифтабзаца" style:family="text">
      <style:text-properties fo:language="ru" fo:country="RU"/>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T201" style:parent-style-name="Основнойшрифтабзаца" style:family="text">
      <style:text-properties fo:language="ru" fo:country="RU"/>
    </style:style>
    <style:style style:name="P202" style:parent-style-name="Textbody" style:family="paragraph">
      <style:paragraph-properties fo:text-indent="0.4923in"/>
      <style:text-properties fo:language="ru" fo:country="RU"/>
    </style:style>
    <style:style style:name="P203" style:parent-style-name="Textbody" style:family="paragraph">
      <style:text-properties fo:language="ru" fo:country="RU"/>
    </style:style>
    <style:style style:name="P204" style:parent-style-name="Textbody" style:family="paragraph">
      <style:paragraph-properties fo:text-indent="0.4923in"/>
    </style:style>
    <style:style style:name="T205" style:parent-style-name="Основнойшрифтабзаца" style:family="text">
      <style:text-properties fo:language="ru" fo:country="RU"/>
    </style:style>
    <style:style style:name="T206" style:parent-style-name="Основнойшрифтабзаца" style:family="text">
      <style:text-properties fo:language="ru" fo:country="RU"/>
    </style:style>
    <style:style style:name="T207" style:parent-style-name="Основнойшрифтабзаца" style:family="text">
      <style:text-properties fo:language="ru" fo:country="RU"/>
    </style:style>
    <style:style style:name="T208" style:parent-style-name="Основнойшрифтабзаца" style:family="text">
      <style:text-properties fo:language="ru" fo:country="RU"/>
    </style:style>
    <style:style style:name="T209" style:parent-style-name="Основнойшрифтабзаца" style:family="text">
      <style:text-properties fo:language="ru" fo:country="RU"/>
    </style:style>
    <style:style style:name="T210" style:parent-style-name="Основнойшрифтабзаца" style:family="text">
      <style:text-properties fo:language="ru" fo:country="RU"/>
    </style:style>
    <style:style style:name="P211" style:parent-style-name="Textbody" style:family="paragraph">
      <style:paragraph-properties fo:text-indent="0.4923in"/>
    </style:style>
    <style:style style:name="T212" style:parent-style-name="Основнойшрифтабзаца" style:family="text">
      <style:text-properties fo:language="ru" fo:country="RU"/>
    </style:style>
    <style:style style:name="T213" style:parent-style-name="Основнойшрифтабзаца" style:family="text">
      <style:text-properties fo:language="ru" fo:country="RU"/>
    </style:style>
    <style:style style:name="T214" style:parent-style-name="Основнойшрифтабзаца" style:family="text">
      <style:text-properties fo:language="ru" fo:country="RU"/>
    </style:style>
    <style:style style:name="T215" style:parent-style-name="Основнойшрифтабзаца" style:family="text">
      <style:text-properties fo:language="ru" fo:country="RU"/>
    </style:style>
    <style:style style:name="T216" style:parent-style-name="Основнойшрифтабзаца" style:family="text">
      <style:text-properties fo:language="ru" fo:country="RU"/>
    </style:style>
    <style:style style:name="T217" style:parent-style-name="Основнойшрифтабзаца" style:family="text">
      <style:text-properties fo:language="ru" fo:country="RU"/>
    </style:style>
    <style:style style:name="T218" style:parent-style-name="Основнойшрифтабзаца" style:family="text">
      <style:text-properties fo:language="ru" fo:country="RU"/>
    </style:style>
    <style:style style:name="T219" style:parent-style-name="Основнойшрифтабзаца" style:family="text">
      <style:text-properties fo:language="ru" fo:country="RU"/>
    </style:style>
    <style:style style:name="T220" style:parent-style-name="Основнойшрифтабзаца" style:family="text">
      <style:text-properties fo:language="ru" fo:country="RU"/>
    </style:style>
    <style:style style:name="T221" style:parent-style-name="Основнойшрифтабзаца" style:family="text">
      <style:text-properties fo:language="ru" fo:country="RU"/>
    </style:style>
    <style:style style:name="T222" style:parent-style-name="Основнойшрифтабзаца" style:family="text">
      <style:text-properties fo:language="ru" fo:country="RU"/>
    </style:style>
    <style:style style:name="T223" style:parent-style-name="Основнойшрифтабзаца" style:family="text">
      <style:text-properties fo:language="ru" fo:country="RU"/>
    </style:style>
    <style:style style:name="T224" style:parent-style-name="Основнойшрифтабзаца" style:family="text">
      <style:text-properties fo:language="ru" fo:country="RU"/>
    </style:style>
    <style:style style:name="T225" style:parent-style-name="Основнойшрифтабзаца" style:family="text">
      <style:text-properties fo:language="ru" fo:country="RU"/>
    </style:style>
    <style:style style:name="P226" style:parent-style-name="Textbody" style:family="paragraph">
      <style:paragraph-properties fo:text-indent="0.4923in"/>
    </style:style>
    <style:style style:name="T227" style:parent-style-name="Основнойшрифтабзаца" style:family="text">
      <style:text-properties fo:language="ru" fo:country="RU"/>
    </style:style>
    <style:style style:name="T228" style:parent-style-name="Основнойшрифтабзаца" style:family="text">
      <style:text-properties fo:language="ru" fo:country="RU"/>
    </style:style>
    <style:style style:name="T229" style:parent-style-name="Основнойшрифтабзаца" style:family="text">
      <style:text-properties fo:language="ru" fo:country="RU"/>
    </style:style>
    <style:style style:name="T230" style:parent-style-name="Основнойшрифтабзаца" style:family="text">
      <style:text-properties fo:language="ru" fo:country="RU"/>
    </style:style>
    <style:style style:name="T231" style:parent-style-name="Основнойшрифтабзаца" style:family="text">
      <style:text-properties fo:language="ru" fo:country="RU"/>
    </style:style>
    <style:style style:name="T232" style:parent-style-name="Основнойшрифтабзаца" style:family="text">
      <style:text-properties fo:language="ru" fo:country="RU"/>
    </style:style>
    <style:style style:name="T233" style:parent-style-name="Основнойшрифтабзаца" style:family="text">
      <style:text-properties fo:language="ru" fo:country="RU"/>
    </style:style>
    <style:style style:name="T234" style:parent-style-name="Основнойшрифтабзаца" style:family="text">
      <style:text-properties fo:language="ru" fo:country="RU"/>
    </style:style>
    <style:style style:name="T235" style:parent-style-name="Основнойшрифтабзаца" style:family="text">
      <style:text-properties fo:language="ru" fo:country="RU"/>
    </style:style>
    <style:style style:name="T236" style:parent-style-name="Основнойшрифтабзаца" style:family="text">
      <style:text-properties fo:language="ru" fo:country="RU"/>
    </style:style>
    <style:style style:name="T237" style:parent-style-name="Основнойшрифтабзаца" style:family="text">
      <style:text-properties fo:language="ru" fo:country="RU"/>
    </style:style>
    <style:style style:name="T238" style:parent-style-name="Основнойшрифтабзаца" style:family="text">
      <style:text-properties fo:language="ru" fo:country="RU"/>
    </style:style>
    <style:style style:name="T239" style:parent-style-name="Основнойшрифтабзаца" style:family="text">
      <style:text-properties fo:language="ru" fo:country="RU"/>
    </style:style>
    <style:style style:name="T240" style:parent-style-name="Основнойшрифтабзаца" style:family="text">
      <style:text-properties fo:language="ru" fo:country="RU"/>
    </style:style>
    <style:style style:name="T241" style:parent-style-name="Основнойшрифтабзаца" style:family="text">
      <style:text-properties fo:language="ru" fo:country="RU"/>
    </style:style>
    <style:style style:name="T242" style:parent-style-name="Основнойшрифтабзаца" style:family="text">
      <style:text-properties fo:language="ru" fo:country="RU"/>
    </style:style>
    <style:style style:name="T243" style:parent-style-name="Основнойшрифтабзаца" style:family="text">
      <style:text-properties fo:language="ru" fo:country="RU"/>
    </style:style>
    <style:style style:name="T244" style:parent-style-name="Основнойшрифтабзаца" style:family="text">
      <style:text-properties fo:language="ru" fo:country="RU"/>
    </style:style>
    <style:style style:name="T245" style:parent-style-name="Основнойшрифтабзаца" style:family="text">
      <style:text-properties fo:language="ru" fo:country="RU"/>
    </style:style>
    <style:style style:name="T246" style:parent-style-name="Основнойшрифтабзаца" style:family="text">
      <style:text-properties fo:language="ru" fo:country="RU"/>
    </style:style>
    <style:style style:name="T247" style:parent-style-name="Основнойшрифтабзаца" style:family="text">
      <style:text-properties fo:language="ru" fo:country="RU"/>
    </style:style>
    <style:style style:name="T248" style:parent-style-name="Основнойшрифтабзаца" style:family="text">
      <style:text-properties fo:language="ru" fo:country="RU"/>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ru" fo:country="RU"/>
    </style:style>
    <style:style style:name="T251" style:parent-style-name="Основнойшрифтабзаца" style:family="text">
      <style:text-properties fo:language="ru" fo:country="RU"/>
    </style:style>
    <style:style style:name="T252" style:parent-style-name="Основнойшрифтабзаца" style:family="text">
      <style:text-properties fo:language="ru" fo:country="RU"/>
    </style:style>
    <style:style style:name="T253" style:parent-style-name="Основнойшрифтабзаца" style:family="text">
      <style:text-properties fo:language="ru" fo:country="RU"/>
    </style:style>
    <style:style style:name="T254" style:parent-style-name="Основнойшрифтабзаца" style:family="text">
      <style:text-properties fo:language="ru" fo:country="RU"/>
    </style:style>
    <style:style style:name="T255" style:parent-style-name="Основнойшрифтабзаца" style:family="text">
      <style:text-properties fo:language="ru" fo:country="RU"/>
    </style:style>
    <style:style style:name="T256" style:parent-style-name="Основнойшрифтабзаца" style:family="text">
      <style:text-properties fo:language="ru" fo:country="RU"/>
    </style:style>
    <style:style style:name="T257" style:parent-style-name="Основнойшрифтабзаца" style:family="text">
      <style:text-properties fo:language="ru" fo:country="RU"/>
    </style:style>
    <style:style style:name="T258" style:parent-style-name="Основнойшрифтабзаца" style:family="text">
      <style:text-properties fo:language="ru" fo:country="RU"/>
    </style:style>
    <style:style style:name="T259" style:parent-style-name="Основнойшрифтабзаца" style:family="text">
      <style:text-properties fo:language="ru" fo:country="RU"/>
    </style:style>
    <style:style style:name="T260" style:parent-style-name="Основнойшрифтабзаца" style:family="text">
      <style:text-properties fo:language="ru" fo:country="RU"/>
    </style:style>
    <style:style style:name="T261" style:parent-style-name="Основнойшрифтабзаца" style:family="text">
      <style:text-properties fo:language="ru" fo:country="RU"/>
    </style:style>
    <style:style style:name="T262" style:parent-style-name="Основнойшрифтабзаца" style:family="text">
      <style:text-properties fo:language="ru" fo:country="RU"/>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T265" style:parent-style-name="Основнойшрифтабзаца" style:family="text">
      <style:text-properties fo:language="ru" fo:country="RU"/>
    </style:style>
    <style:style style:name="T266" style:parent-style-name="Основнойшрифтабзаца" style:family="text">
      <style:text-properties fo:language="ru" fo:country="RU"/>
    </style:style>
    <style:style style:name="P267" style:parent-style-name="Textbody" style:family="paragraph">
      <style:paragraph-properties fo:text-indent="0.4923in"/>
      <style:text-properties fo:font-weight="bold" style:font-weight-asian="bold" fo:language="ru" fo:country="RU"/>
    </style:style>
    <style:style style:name="P268" style:parent-style-name="Заголовок1" style:family="paragraph"/>
    <style:style style:name="T269" style:parent-style-name="Основнойшрифтабзаца" style:family="text">
      <style:text-properties fo:language="ru" fo:country="RU"/>
    </style:style>
    <style:style style:name="P270" style:parent-style-name="Заголовок1" style:family="paragraph"/>
    <style:style style:name="T271" style:parent-style-name="Основнойшрифтабзаца" style:family="text">
      <style:text-properties fo:font-weight="normal" style:font-weight-asian="normal" fo:font-size="12pt" style:font-size-asian="12pt" style:font-size-complex="12pt" fo:language="ru" fo:country="RU"/>
    </style:style>
    <style:style style:name="P272" style:parent-style-name="Заголовок1" style:family="paragraph"/>
    <style:style style:name="T273" style:parent-style-name="Основнойшрифтабзаца" style:family="text">
      <style:text-properties fo:font-weight="normal" style:font-weight-asian="normal" fo:font-size="12pt" style:font-size-asian="12pt" style:font-size-complex="12pt" fo:language="ru" fo:country="RU"/>
    </style:style>
    <style:style style:name="T274" style:parent-style-name="Основнойшрифтабзаца" style:family="text">
      <style:text-properties fo:font-weight="normal" style:font-weight-asian="normal" fo:font-size="12pt" style:font-size-asian="12pt" style:font-size-complex="12pt" fo:language="ru" fo:country="RU"/>
    </style:style>
    <style:style style:name="P275" style:parent-style-name="Заголовок1" style:family="paragraph"/>
    <style:style style:name="T276" style:parent-style-name="Основнойшрифтабзаца" style:family="text">
      <style:text-properties fo:font-weight="normal" style:font-weight-asian="normal" fo:font-size="12pt" style:font-size-asian="12pt" style:font-size-complex="12pt" fo:language="ru" fo:country="RU"/>
    </style:style>
    <style:style style:name="T277" style:parent-style-name="Основнойшрифтабзаца" style:family="text">
      <style:text-properties fo:font-weight="normal" style:font-weight-asian="normal" fo:font-size="12pt" style:font-size-asian="12pt" style:font-size-complex="12pt" fo:language="ru" fo:country="RU"/>
    </style:style>
    <style:style style:name="P278" style:parent-style-name="Заголовок1" style:family="paragraph"/>
    <style:style style:name="T279" style:parent-style-name="Основнойшрифтабзаца" style:family="text">
      <style:text-properties fo:font-weight="normal" style:font-weight-asian="normal" fo:font-size="12pt" style:font-size-asian="12pt" style:font-size-complex="12pt" fo:language="ru" fo:country="RU"/>
    </style:style>
    <style:style style:name="T280" style:parent-style-name="Основнойшрифтабзаца" style:family="text">
      <style:text-properties fo:language="ru" fo:country="RU"/>
    </style:style>
    <style:style style:name="T281" style:parent-style-name="Основнойшрифтабзаца" style:family="text">
      <style:text-properties fo:language="ru" fo:country="RU"/>
    </style:style>
    <style:style style:name="T282" style:parent-style-name="Основнойшрифтабзаца" style:family="text">
      <style:text-properties fo:language="ru" fo:country="RU"/>
    </style:style>
    <style:style style:name="P283" style:parent-style-name="Textbody" style:family="paragraph">
      <style:text-properties fo:language="ru" fo:country="RU"/>
    </style:style>
    <style:style style:name="P284" style:parent-style-name="Textbody" style:family="paragraph">
      <style:text-properties fo:language="ru" fo:country="RU"/>
    </style:style>
    <style:style style:name="P285" style:parent-style-name="Заголовок1" style:family="paragraph"/>
    <style:style style:name="P286" style:parent-style-name="Textbody" style:family="paragraph"/>
    <style:style style:name="P287" style:parent-style-name="Textbody" style:family="paragraph"/>
    <style:style style:name="P288" style:parent-style-name="Textbody" style:family="paragraph"/>
    <style:style style:name="P289" style:parent-style-name="Textbody" style:family="paragraph"/>
    <style:style style:name="T290" style:parent-style-name="Основнойшрифтабзаца" style:family="text">
      <style:text-properties fo:language="ru" fo:country="RU"/>
    </style:style>
    <style:style style:name="T291" style:parent-style-name="Гиперссылка" style:family="text">
      <style:text-properties fo:language="ru" fo:country="RU"/>
    </style:style>
    <style:style style:name="P292" style:parent-style-name="Абзацсписка" style:family="paragraph">
      <style:paragraph-properties fo:widows="2" fo:orphans="2" style:text-autospace="none" style:vertical-align="auto"/>
      <style:text-properties fo:color="#00000A" fo:hyphenate="true"/>
    </style:style>
    <style:style style:name="P293" style:parent-style-name="Абзацсписка" style:family="paragraph">
      <style:paragraph-properties fo:widows="2" fo:orphans="2" style:text-autospace="none" style:vertical-align="auto"/>
      <style:text-properties fo:hyphenate="true"/>
    </style:style>
    <style:style style:name="P294" style:parent-style-name="Абзацсписка" style:family="paragraph">
      <style:paragraph-properties fo:widows="2" fo:orphans="2" style:text-autospace="none" style:vertical-align="auto"/>
      <style:text-properties fo:hyphenate="true"/>
    </style:style>
    <style:style style:name="P295" style:parent-style-name="Абзацсписка" style:family="paragraph">
      <style:paragraph-properties fo:widows="2" fo:orphans="2" style:text-autospace="none" style:vertical-align="auto"/>
      <style:text-properties fo:hyphenate="true"/>
    </style:style>
    <style:style style:name="T296" style:parent-style-name="Основнойшрифтабзаца" style:family="text">
      <style:text-properties style:font-name-complex="Lohit Devanagari" fo:color="#00000A"/>
    </style:style>
    <style:style style:name="T297" style:parent-style-name="Основнойшрифтабзаца" style:family="text">
      <style:text-properties fo:color="#00000A"/>
    </style:style>
    <style:style style:name="T298" style:parent-style-name="Основнойшрифтабзаца" style:family="text">
      <style:text-properties style:font-name-complex="Lohit Devanagari" fo:color="#00000A" style:font-size-complex="12pt"/>
    </style:style>
    <style:style style:name="T299" style:parent-style-name="Основнойшрифтабзаца" style:family="text">
      <style:text-properties fo:color="#00000A"/>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text:span text:style-name="T2">Обфускация потока управления программ с использованием<text:s/></text:span>LLVM<text:span text:style-name="T3"><text:s/>в целях защиты интеллектуальной собственности.</text:span></text:p>
      <text:list text:style-name="WWNum1">
        <text:list-item text:start-value="1">
          <text:p text:style-name="P4">Введение</text:p>
        </text:list-item>
      </text:list>
      <text:p text:style-name="textbody0"><text:span text:style-name="T5">В последнее десятилетие все большую долю рынка программного<text:s/></text:span><text:span text:style-name="T6">обчеспечения стали занимать программные продукты, рапространяемые в промежуточном архитектурно-независимом коде или иначе в байт-коде. Это спровоцировало увеличение рисков получения и несанкционированного использования исходного кода из исполняемых модулей</text:span><text:span text:style-name="T7">. Подбная проблема беспокоит большое количество комапний-разработчиков программного обеспечения, они заинтересованы в защите своей интелектуальной собственности и своих продуктов от несанкционированного реверс-инжиниринга. Хотя закон об авторском праве и п</text:span><text:span text:style-name="T8">репятствует нелицензионному использованию программного продукта, разработчики обеспокоены возможностью воровства проприетарных структур данных и алгоритмов. Несмотря на наличие некоторых методов защиты программных продуктов, таких как шифрование, выполнени</text:span><text:span text:style-name="T9">е на стороне сервера и использование машинного кода, обфускация является пожалуй самым дешевым и простым способом решения данной проблемы</text:span></text:p>
      <text:p text:style-name="Textbody"><text:span text:style-name="T10">Обфускация</text:span><text:span text:style-name="T11"><text:s/>— приведение исходного текста или исполняемого кода программы к виду, сохраняющему ее функциональность, но<text:s/></text:span><text:span text:style-name="T12">затрудняющему анализ, понимание алгоритмов работы и модификацию при декомпиляции.</text:span></text:p>
      <text:p text:style-name="Textbody"><text:span text:style-name="T13">«Запутывание» кода может осуществляться на уровне алгоритма, исходного текста и/или ассемблерного текста. Для создания запутанного ассемблерного текста могут использоваться с</text:span><text:span text:style-name="T14">пециализированные компиляторы, использующие неочевидные или недокументированные возможности среды исполнения программы.<text:s/></text:span>Существуют также специальные программы, производящие обфускацию, называемые<text:s/><text:span text:style-name="T15">обфускаторами.</text:span></text:p>
      <text:list text:style-name="WWNum2">
        <text:list-item>
          <text:p text:style-name="P16"><text:span text:style-name="T17">Затруднение декомпиляции проприетарных програ</text:span><text:span text:style-name="T18">мм с целью предотвращения обратной разработки или обхода<text:s/></text:span>DRM<text:span text:style-name="T19"><text:s/>и систем проверки лицензий.</text:span></text:p>
        </text:list-item>
        <text:list-item>
          <text:p text:style-name="P20">Нарушение авторских прав программистов и скрытие авторства.</text:p>
        </text:list-item>
        <text:list-item>
          <text:p text:style-name="P21">Генерация различных исполняемых модулей одной программы</text:p>
        </text:list-item>
      </text:list>
      <text:p text:style-name="Textbody">Исходный текст:</text:p>
      <text:p text:style-name="codecapy">int COUNT = 100;</text:p>
      <text:p text:style-name="codecapy"><text:s/>float TAX_RATE =<text:s/>0.2;</text:p>
      <text:soft-page-break/>
      <text:p text:style-name="codecapy"><text:s/>for (int i=0; i&lt;COUNT; i++)</text:p>
      <text:p text:style-name="codecapy"><text:s/>{</text:p>
      <text:p text:style-name="codecapy"><text:s text:c="3"/>tax[i] = orig_price[i] * TAX_RATE;</text:p>
      <text:p text:style-name="codecapy"><text:s text:c="3"/>price[i] = orig_price[i] + tax[i];</text:p>
      <text:p text:style-name="codecapy"><text:s/>}</text:p>
      <text:list text:style-name="WWNum1" text:continue-numbering="true">
        <text:list-item>
          <text:p text:style-name="P22">Код после обфускации:</text:p>
        </text:list-item>
        <text:list-item>
          <text:p text:style-name="P23"><text:s/>for(int a=0;a&lt;100;a++){b[a]=c[a]*0.2;d[a]=c[a]+b[a];}</text:p>
        </text:list-item>
      </text:list>
      <text:list text:style-name="WWNum1" text:continue-numbering="true">
        <text:list-item>
          <text:p text:style-name="P24">На уровне машинного кода</text:p>
        </text:list-item>
      </text:list>
      <text:p text:style-name="P25">Как правило, обфускация на уровне<text:s/>машинного кода уменьшает скорость выполнения и соответственно увеличивает время выполнения программы. Поэтому она применяется в критичных к безопасности, но не критичных к скорости местах программы, таких как проверка регистрационного кода.</text:p>
      <text:p text:style-name="Textbody"><text:span text:style-name="T26">Простейший спос</text:span><text:span text:style-name="T27">об обфускации машинного кода — вставка в него недействующих конструкций (таких как<text:s/></text:span><text:span text:style-name="SourceText">or</text:span><text:span text:style-name="T28"><text:s/></text:span><text:span text:style-name="SourceText">ax</text:span><text:span text:style-name="T29">,<text:s/></text:span><text:span text:style-name="SourceText">ax</text:span><text:span text:style-name="T30">)</text:span></text:p>
      <text:p text:style-name="Headercapy"><text:bookmark-start text:name=".D0.9D.D0.B0_.D1.83.D1.80.D0.BE.D0.B2.D0"/><text:bookmark-end text:name=".D0.9D.D0.B0_.D1.83.D1.80.D0.BE.D0.B2.D0"/>На уровне промежуточного кода</text:p>
      <text:p text:style-name="textbody0">В отличие от обычных языков, таких как C++ и Паскаль, компилирующих в машинный код, язык Java, NetP и языки платформы .NET компилируют исходный код в промежуточный код (байт-код), который содержит достаточно информации для адекватного восстановления исходного кода. По этой причине, для этих языков применяется обфускация промежуточного кода.</text:p>
      <text:p text:style-name="Headercapy"><text:span text:style-name="mw-headline">Усложнение исследования кода</text:span></text:p>
      <text:p text:style-name="textbody0">Как было сказано<text:s/>выше,<text:span text:style-name="T31"> </text:span><text:span text:style-name="T32">декомпиляция</text:span><text:span text:style-name="T33"> </text:span>программ Java и .NET достаточно проста. В этом случае обфускатор оказывает неоценимую помощь тем, кто хочет скрыть свой код от посторонних глаз. Зачастую после обфускации декомпилированный код повторно не компилируется.</text:p>
      <text:p text:style-name="textbody0">Обфускация<text:span text:style-name="T34"> </text:span><text:span text:style-name="T35">HTML</text:span><text:span text:style-name="T36"> </text:span>помогает<text:span text:style-name="T37"> </text:span><text:span text:style-name="T38">спамерам</text:span>: на почтовом клиенте, который способен отображать HTML, текст читается, но антиспам-фильтр, который имеет дело с исходным HTML-файлом, пропускает нежелательное сообщение, не распознавая в нём запретной строки.</text:p>
      <text:p text:style-name="textbody0">Простейший пример обфусцированного HTML:</text:p>
      <text:p text:style-name="codecapy"><text:span text:style-name="T39"><text:s/>&lt;</text:span>b<text:span text:style-name="T40">&gt;Маш&lt;/</text:span>b<text:span text:style-name="T41">&gt;&lt;</text:span>b<text:span text:style-name="T42">&gt;ина&lt;/</text:span>b<text:span text:style-name="T43">&gt;</text:span></text:p>
      <text:p text:style-name="textbody0">При просмотре пользователь увидит слово «<text:span text:style-name="T44">Машина</text:span>», в то время как в исходном коде оно расчленено и воспринимается как два раздельных слова.</text:p>
      <text:p text:style-name="Headercapy"><text:span text:style-name="mw-headline">Оптимизация</text:span></text:p>
      <text:p text:style-name="textbody0">В<text:span text:style-name="T45"> </text:span><text:span text:style-name="T46">интерпретируемых</text:span><text:span text:style-name="T47"> </text:span>языках обфусцированный код занимает меньше места, чем исходный, и<text:s/><text:soft-page-break/>зачастую выполняется быстрее, чем исходный. Современные обфускаторы также заменяют константы числами, оптимизируют код инициализации<text:span text:style-name="T48"> </text:span><text:span text:style-name="T49">массивов</text:span>, и выполняют другую оптимизацию, которую на уровне исходного текста провести проблематично или невозможно.</text:p>
      <text:p text:style-name="textbody0">Проблема уменьшения размера важна, например, при программировании для<text:span text:style-name="T50"> </text:span><text:span text:style-name="T51">сотовых телефонов</text:span><text:span text:style-name="T52"> </text:span>на<text:span text:style-name="T53"> </text:span><text:span text:style-name="T54">J2ME</text:span>, где размер программы серьёзно ограничен. Обфускация JavaScript уменьшает размер<text:span text:style-name="T55"> </text:span><text:span text:style-name="T56">HTML</text:span>-файлов и, соответственно, ускоряет загрузку.</text:p>
      <text:p text:style-name="Headercapy"><text:span text:style-name="mw-headline">Недостатки</text:span></text:p>
      <text:p text:style-name="Headercapy"><text:span text:style-name="mw-headline">Потеря гиб</text:span><text:span text:style-name="mw-headline">кости кода</text:span></text:p>
      <text:p text:style-name="textbody0">Код после обфускации может стать более зависимым от платформы или компилятора.</text:p>
      <text:p text:style-name="Headercapy"><text:span text:style-name="mw-headline">Трудности</text:span><text:span text:style-name="apple-converted-space"> </text:span><text:span text:style-name="mw-headline">отладки</text:span></text:p>
      <text:p text:style-name="textbody0">Обфускатор не даёт постороннему выяснить, что делает код, но и не даёт разработчику отлаживать его. При отладке приходится отключать обфускатор.</text:p>
      <text:p text:style-name="Headercapy"><text:span text:style-name="mw-headline">Нед</text:span><text:span text:style-name="mw-headline">остаточная безопасность</text:span></text:p>
      <text:p text:style-name="textbody0">Хотя обфускация помогает сделать распределённую систему более безопасной, не стоит ограничиваться<text:span text:style-name="T57"> </text:span><text:span text:style-name="T58">только</text:span><text:span text:style-name="T59"> </text:span>ею. Обфускация — это<text:span text:style-name="T60"> </text:span><text:span text:style-name="T61">безопасность через неясность</text:span>. Ни один из существующих обфускаторов не гарантирует сложности декомпиляции и<text:s/>не обеспечивает безопасности на уровне современных<text:s/><text:span text:style-name="T62">криптографических</text:span><text:span text:style-name="T63"> </text:span>схем. Вполне вероятно, что эффективная защита невозможна (по крайней мере в некотором конкретном классе решаемых задач).</text:p>
      <text:p text:style-name="Headercapy"><text:span text:style-name="mw-headline">Ошибки в обфускаторах</text:span></text:p>
      <text:p text:style-name="textbody0">Современный обфускатор — сложный<text:s/>программный комплекс. Зачастую в обфускаторы, несмотря на тщательное проектирование и<text:span text:style-name="T64"> </text:span><text:a office:title="Тестирование" xlink:href="https://ru.wikipedia.org/wiki/Тестирование" office:target-frame-name="_top" xlink:show="replace"><text:span text:style-name="T65">тестирование</text:span></text:a>, вкрадываются ошибки. Так что есть ненулевая вероятность, что прошедший через обфускатор код вообще не будет работать. И чем сложнее разрабатываемая программа, тем больше эта вероятность.</text:p>
      <text:p text:style-name="Headercapy"><text:span text:style-name="mw-headline">Вызов класса по имени</text:span></text:p>
      <text:p text:style-name="textbody0">Большинство языков с промежуточным кодом могут создавать или вызывать объекты по именам их классов. Современные обфускаторы<text:s/>позволяют сохранить указанные классы от переименования, однако подобные ограничения сокращают гибкость программ.</text:p>
      <text:p text:style-name="Headercapy">Существующие подходы к обфускации</text:p>
      <text:p text:style-name="Heading">CFG<text:span text:style-name="T66"><text:s/></text:span>flattering</text:p>
      <text:p text:style-name="P67">Преобразование графа исполнения из направленной структуры в зацикленную.</text:p>
      <text:soft-page-break/>
      <text:p text:style-name="Heading">Opaque<text:span text:style-name="T68"><text:s/></text:span>predicates<text:span text:style-name="T69"><text:s/>(Формирование непрозрачных предикатов)</text:span></text:p>
      <text:p text:style-name="P70">Предикатом является базовый блок или несколько базовых блоков, имеющих один общий терминальный базовый блок. Терминальный базовый блок предиката заканчивается инструкцией условного перехода, которая всегда передает управление только по одной ветке. Причем, основываясь на информации, доступной на этапе компиляции, известно, по какому пути произойдет переход.<text:s/>Переходы могу быть реализованы следующим образом.</text:p>
      <text:p text:style-name="Heading"><text:span text:style-name="T71">1. Выражения, которые могут быть как истинны, так и ложны в зависимости от выбранных параметров, например, проверка истинности диофантова уравнения<text:s/></text:span><draw:frame draw:style-name="a0" text:anchor-type="as-char" svg:x="0in" svg:y="0in" svg:width="1.11458in" svg:height="0.19792in" style:rel-width="scale" style:rel-height="scale"><draw:object xlink:href="Object 1/" xlink:type="simple" xlink:show="embed" xlink:actuate="onLoad"/></draw:frame><text:span text:style-name="T72">. Если параметр n не является точным ква</text:span><text:span text:style-name="T73">дратом, то это уравнение Пелля.</text:span><text:span text:style-name="T74"><text:s/></text:span><text:span text:style-name="T75">При вставке этого предиката случайным образом выбирается, будет ли он всегда иметь истинное значение либо ложное.</text:span></text:p>
      <text:p text:style-name="Heading"><text:span text:style-name="T76">2. Выражения, которые всегда истинны, например, уравнение</text:span><text:span text:style-name="T77"><text:s/></text:span><draw:frame draw:style-name="a1" text:anchor-type="as-char" svg:x="0in" svg:y="0in" svg:width="1.40625in" svg:height="0.19792in" style:rel-width="scale" style:rel-height="scale"><draw:object xlink:href="Object 2/" xlink:type="simple" xlink:show="embed" xlink:actuate="onLoad"/></draw:frame><text:span text:style-name="T78">. Значение переменной x для вычисления</text:span><text:span text:style-name="T79"><text:s/>значения предиката выбирается случайным образом среди целочисленных глобальных переменных. Если таких глобальных переменных нет, то для вычисления предиката используется случайная целочисленная константа.</text:span></text:p>
      <text:p text:style-name="Heading"><text:span text:style-name="T80">3. Выражения, которые всегда ложны, например, целочисленное уравнение<text:s/></text:span><draw:frame draw:style-name="a2" text:anchor-type="as-char" svg:x="0in" svg:y="0in" svg:width="1.10417in" svg:height="0.19792in" style:rel-width="scale" style:rel-height="scale"><draw:object xlink:href="Object 3/" xlink:type="simple" xlink:show="embed" xlink:actuate="onLoad"/></draw:frame><text:span text:style-name="T81">. Значения переменных<text:s/></text:span><text:span text:style-name="T82">x</text:span><text:span text:style-name="T83"><text:s/>и<text:s/></text:span><text:span text:style-name="T84">y</text:span><text:span text:style-name="T85"><text:s/>выбираются так же, как и ранее.</text:span></text:p>
      <text:p text:style-name="Heading">Junk<text:span text:style-name="T86"><text:s/></text:span>code</text:p>
      <text:p text:style-name="P87">“Замусоривание” кода инструкциями<text:s/>не влияющими на логику программы с целью увелечения объема кода.</text:p>
      <text:p text:style-name="Heading">Constant<text:span text:style-name="T88"><text:s/></text:span>unfolding</text:p>
      <text:p text:style-name="P89">Вычисление известных констант во время исполнения программы с целью затруднения статического анализа.</text:p>
      <text:p text:style-name="Heading">Pattern<text:span text:style-name="T90">-</text:span>based<text:span text:style-name="T91"><text:s/></text:span>obfuscation</text:p>
      <text:p text:style-name="P92">Замена инструкций на их аналоги/последовательность инструкций выполняющих аналогичные действия.</text:p>
      <text:p text:style-name="Heading">Uncommon<text:span text:style-name="T93"><text:s/></text:span>instructions</text:p>
      <text:p text:style-name="P94">Использование специализированных(и редко используемых) инструкций для замены инструкций защищаемого кода.</text:p>
      <text:p text:style-name="Heading">Virtual<text:span text:style-name="T95"><text:s/></text:span>Machine</text:p>
      <text:p text:style-name="P96">Преобразование защищаемого кода в код абстрактного процессора и выполнение данного кода на эмуляторе такого процессора.</text:p>
      <text:list text:style-name="WWNum1" text:continue-numbering="true">
        <text:list-item>
          <text:p text:style-name="P97"><text:span text:style-name="T98">Похожие</text:span><text:s/>работы</text:p>
        </text:list-item>
      </text:list>
      <text:p text:style-name="Textbody"><text:span text:style-name="T99">Оптимальным выбором, позволяющим реализовать стойкие варианты запутывания программ, является создание обфусцирующего компилятора на<text:s/></text:span><text:span text:style-name="T100">базе одной из существующих</text:span><text:span text:style-name="T101"><text:s/></text:span><text:soft-page-break/><text:span text:style-name="T102">компиляторных инфраструктур. С одной стороны, это позволит производить запутывание программы, имея полную информацию о ней на всех этапах компиляции, а с другой позволит сосредоточиться на разработке защиты, а не на создании требуемой инфраструктуры. Кроме <text:s/></text:span><text:span text:style-name="T103">т</text:span><text:span text:style-name="T104">ого, такой подход обеспечивает поддержку</text:span><text:span text:style-name="T105"><text:s/></text:span><text:span text:style-name="T106">нескольких архитектур при усло</text:span><text:span text:style-name="T107">вии совпадения порядка байтов и<text:s/></text:span><text:span text:style-name="T108">минимального различия в<text:s/></text:span>ABI<text:span text:style-name="T109">.</text:span></text:p>
      <text:p text:style-name="P110">Компиляторная инфраструктура, на базе которой будет разрабатываться<text:s/>запутывающий компилятор, должна<text:s/>удовлетворять следующему набору<text:s/>требований:</text:p>
      <text:list text:style-name="LFO5" text:continue-numbering="true">
        <text:list-item>
          <text:p text:style-name="P111">обеспечивать компиляцию исходных кодов на C/C++ под Windows и<text:s/>Linux;</text:p>
        </text:list-item>
        <text:list-item>
          <text:p text:style-name="P112">иметь открытые исходные коды;</text:p>
        </text:list-item>
        <text:list-item>
          <text:p text:style-name="P113">иметь документацию и поддержку сообщества;</text:p>
        </text:list-item>
        <text:list-item>
          <text:p text:style-name="P114">расширяемость;</text:p>
        </text:list-item>
        <text:list-item>
          <text:p text:style-name="P115">возможность влиять на<text:s/>генерируемый код на любом этапе<text:s/>компиляции, от препроцессора до генерации кода;</text:p>
        </text:list-item>
        <text:list-item>
          <text:p text:style-name="P116">возможность получить различную информацию об обрабатываемой<text:s/>программе на любой стадии компиляции, требуемую для реализации<text:s/>алгоритмов запутывания кода.</text:p>
        </text:list-item>
      </text:list>
      <text:p text:style-name="P117">LLVM [1] – компиляторная инфраструктура с открытыми исходными кодами,<text:s/>удовлетворяющая перечисленным требованиям и поддерживающая<text:s/>множество целевых архитектур (x86, ARM, MIPS, PowerPC и др.).<text:s/>Промежуточное представление (LLVM IR) машинно-независимого уровня<text:s/>играет центральную роль в процессе компиляции. Все оптимизации<text:s/>реализованы как компиляторные проходы преобразования LLVM IR. Анализ<text:s/>кода может быть реализован как отдельный проход, а его результаты могут<text:s/>разделять несколько проходов, трансформирующих код. Все машинно-зависимые оптимизации происходят отдельно для каждой машины на<text:s/>собственном внутреннем представлении низкого уровня.<text:s/></text:p>
      <text:p text:style-name="P118">Среди существующих проектов запутывающих компиляторов можно<text:s/>выделить два основных типа. Первые из них предоставляют возможность<text:s/>запутывания программ с применением широкого набора разных<text:s/>взаимодополняющих методов, а другие разработаны для реализации и<text:s/>проверки одного конкретного метода запутывания. Опишем самые известные<text:s/>примеры компиляторов обоих типов.</text:p>
      <text:p text:style-name="Textbody"><text:span text:style-name="T119"><text:tab/>Совместный исследовательский проект<text:s/></text:span>HES<text:span text:style-name="T120">-</text:span>SO<text:span text:style-name="T121">/</text:span>RCSO<text:span text:style-name="T122"><text:s/>под руководством</text:span><text:span text:style-name="T123"><text:s/></text:span>Pascal<text:span text:style-name="T124"><text:s/></text:span>Junod<text:span text:style-name="T125"><text:s/>с названием “</text:span>Obfuscator<text:span text:style-name="T126">” [2]. Одна из его частей основана на</text:span><text:span text:style-name="T127"><text:s/></text:span>LLVM<text:span text:style-name="T128"><text:s/>и преобразует промежуточное представление<text:s/></text:span>LLVM<text:span text:style-name="T129">, а другая</text:span><text:span text:style-name="T130"><text:s/></text:span><text:span text:style-name="T131">производит преобразование бинарной программы для архитектуры<text:s/></text:span>ARM<text:span text:style-name="T132">. На</text:span><text:span text:style-name="T133"><text:s/></text:span><text:span text:style-name="T134">уровне промежуточного представления реализованы некоторые классические</text:span><text:span text:style-name="T135"><text:s/></text:span><text:span text:style-name="T136">методы запутывания. Арифметические и логические инструкции заменяются</text:span><text:span text:style-name="T137"><text:s/></text:span><text:span text:style-name="T138">на эквивалентные им выражения, состоящие из последовательности</text:span><text:span text:style-name="T139"><text:s/></text:span><text:span text:style-name="T140">нескольких инструкций.</text:span></text:p>
      <text:p text:style-name="P141"><text:tab/>Граф потока управления усложняется путем вставки ложных ветвлений,<text:s/>закрытых непрозрачными предикатами. При этом базовый блок разбивается<text:s/>на две части и после первой<text:s/><text:soft-page-break/>части вставляется непрозрачный предикат. Навсегда выполняющуюся ветвь этого условия помещается вторая часть<text:s/>базового блока, а на ту, которая не выполняется никогда, помещается<text:s/>некоторый мусорный код. С помощью такой конструкции в программу<text:s/>вставляются несводимые участки графа потока управления. Такой подход<text:s/>отличается от обычного метода получения несводимых графов путем<text:s/>добавления дополнительного входа внутрь тела цикла, например, прикрытого<text:s/>непрозрачным предикатом.</text:p>
      <text:p text:style-name="Textbody"><text:span text:style-name="T142"><text:tab/>Кроме того, реализовано преобразование диспетчера, трансформирующее</text:span><text:span text:style-name="T143"><text:s/></text:span><text:span text:style-name="T144">граф потока управления программы. Эта реализация в целом соответствует</text:span><text:span text:style-name="T145"><text:s/></text:span><text:span text:style-name="T146">подходу, описанному в [12], но имеет небольшие улучшения, касающиеся</text:span><text:span text:style-name="T147"><text:s/></text:span><text:span text:style-name="T148">диспетчеризации управляющих структур (</text:span>if<text:span text:style-name="T149">-</text:span>then<text:span text:style-name="T150">-</text:span>else<text:span text:style-name="T151">,<text:s/></text:span>for<text:span text:style-name="T152">-</text:span>loops<text:span text:style-name="T153">,<text:s/></text:span>switch<text:span text:style-name="T154">). Они</text:span><text:span text:style-name="T155"><text:s/></text:span><text:span text:style-name="T156">диспетчеризуются не как единое целое, а разделяются на свои составные части</text:span><text:span text:style-name="T157"><text:s/></text:span><text:span text:style-name="T158">(например, ветви условного оператора), каждой из которых соответствует свое</text:span><text:span text:style-name="T159"><text:s/></text:span><text:span text:style-name="T160">собственное значение переменной диспетчеризации.<text:s/></text:span><text:span text:style-name="T161">Оценки</text:span><text:span text:style-name="T162"><text:s/></text:span><text:span text:style-name="T163">производительности приводятся на примере бенчмарка<text:s/></text:span>libtomcrypt<text:span text:style-name="T164">.</text:span></text:p>
      <text:p text:style-name="P165"><text:tab/>Преобразование диспетчеризации увеличивает на 15% размер кода и на треть<text:s/>замедляет производительность.</text:p>
      <text:p text:style-name="Textbody"><text:span text:style-name="T166">Другой пример запутывающего компилятора общего назначения – это проект</text:span>confuse<text:span text:style-name="T167"><text:s/>под руководством<text:s/></text:span>Chih<text:span text:style-name="T168">-</text:span>Fan<text:span text:style-name="T169"><text:s/></text:span>Chen<text:span text:style-name="T170"><text:s/></text:span>et<text:span text:style-name="T171"><text:s/></text:span>al<text:span text:style-name="T172"><text:s/>[3]. В нем каждый метод</text:span><text:span text:style-name="T173"><text:s/></text:span><text:span text:style-name="T174">запутывания реализован как отдельный компиляторный проход,</text:span><text:span text:style-name="T175"><text:s/></text:span><text:span text:style-name="T176">преобразующий промежуточное представление. Всего представлены три</text:span><text:span text:style-name="T177"><text:s/></text:span><text:span text:style-name="T178">метода: обфускация строк, вставка излишнего кода, запутывание графа потока</text:span><text:span text:style-name="T179"><text:s/></text:span><text:span text:style-name="T180">управления. Обфускация строк происходит в условных операторах, в которых</text:span><text:span text:style-name="T181"><text:s/></text:span><text:span text:style-name="T182">сравниваются значение строковой переменной с константной строкой.</text:span></text:p>
      <text:p text:style-name="P183">Константная строка заменяется на значение ее хэша и больше не содержится в<text:s/>программе, а вместо переменной подставляется вызов хэш-функции от этой<text:s/>переменной. Вставка излишнего кода основана на математических<text:s/>тождествах, позволяющих заменить какую-нибудь простую арифметическую<text:s/>операцию на длинную цепочку излишних вычислений. Комбинирование<text:s/>различной последовательности подобных тождественных замена<text:s/>арифметических выражений на эквивалентные используются для<text:s/>видоизменения кода.</text:p>
      <text:p text:style-name="P184"><text:tab/>Подход к запутыванию графа потока управления базируется на стандартном<text:s/>методе, описанным еще Коллбергом в [12]. Берется базовый блок и<text:s/>рассекается на две части, а между<text:s/>ними вставляется предикат. Если ставится<text:s/>непрозрачный предикат, то на его всегда исполнимую ветвь ставится вторая<text:s/>часть базового блока либо ее запутанная некоторой<text:s/><text:s/>последовательностью<text:s/>предыдущих преобразований версия. Ветвь, которая никогда не выполняется,<text:s/>можно оставить пустой или же поместить на нее любой код. Если же ставится<text:s/>прозрачный предикат, то на обе его ветви помещается код, семантически<text:s/>эквивалентный коду из второй части рассеченного базового блока. Это код<text:s/>видоизменяется посредством применения к нему некоторого набора<text:s/>предыдущих оптимизаций. Кроме того, непрозрачные предикаты соединяются<text:s/>с условиями выхода из цикла для их запутывания.</text:p>
      <text:p text:style-name="Textbody"><text:span text:style-name="T185"><text:tab/>Последним запутывающим компилятором общего назначения рассмотрим</text:span><text:span text:style-name="T186"><text:s/></text:span><text:span text:style-name="T187">коммерческий<text:s/></text:span><text:soft-page-break/>morpher<text:span text:style-name="T188">[4]. По заявлениям разработчиков, в нем реализовано</text:span><text:span text:style-name="T189"><text:s/></text:span><text:span text:style-name="T190">самое большое количество запутывающих преобразований: зацепление дуг</text:span><text:span text:style-name="T191"><text:s/></text:span><text:span text:style-name="T192">графа потока вызовов (</text:span>CFG<text:span text:style-name="T193"><text:s/></text:span>arches<text:span text:style-name="T194"><text:s/></text:span>meshing<text:span text:style-name="T195">), клонирование базовых блоков и</text:span><text:span text:style-name="T196"><text:s/></text:span><text:span text:style-name="T197">функций, вставка непрозрачных предикатов, зацепление функций, вставка</text:span><text:span text:style-name="T198"><text:s/></text:span><text:span text:style-name="T199">псевдоциклов длиной 1 в линейную последовательность инструкций,</text:span><text:span text:style-name="T200"><text:s/></text:span><text:span text:style-name="T201">расшифровка и зашифровка констант до и после использования в программе.</text:span></text:p>
      <text:p text:style-name="P202">Из второй группы запутывающих компиляторов наибольший интерес<text:s/>представляют те, в которых применяются нестандартные методы запутывания.</text:p>
      <text:p text:style-name="P203">В статье [5] предлагается метод запутывания потока управления программы<text:s/>путем превращения ее в многопоточное приложение. Для передачи<text:s/>управления между потоками используется диспетчер, гарантирующий<text:s/>сохранение исходной семантики последовательной программы.</text:p>
      <text:p text:style-name="P204"><text:span text:style-name="T205">Предложенный метод реализован в рамках инфраструктуры<text:s/></text:span>LLVM<text:span text:style-name="T206">. Он не</text:span><text:span text:style-name="T207"><text:s/></text:span><text:span text:style-name="T208">зависит он других методов запутывания потока управления, поэтому его</text:span><text:span text:style-name="T209"><text:s/></text:span><text:span text:style-name="T210">можно комбинировать с другими метода для увеличения сложности.</text:span></text:p>
      <text:p text:style-name="P211"><text:span text:style-name="T212">Интересный подход запутывания вредоносных программ реализован в работе</text:span>Teja<text:span text:style-name="T213"><text:s/></text:span>Tamboli<text:span text:style-name="T214"><text:s/>[6]. На вход компилятору подается исходный код вредоносной</text:span><text:span text:style-name="T215"><text:s/></text:span><text:span text:style-name="T216">программы вместе с исходным кодом какого-нибудь обычного приложения.</text:span><text:span text:style-name="T217"><text:s/>Полученные биткоды обоих файлов смешиваются на этапе компоновки путем</text:span><text:span text:style-name="T218"><text:s/></text:span><text:span text:style-name="T219">вставки функций из бит</text:span><text:span text:style-name="T220">кода обычной программы в биткод<text:s/></text:span><text:span text:style-name="T221">вредоносного</text:span><text:span text:style-name="T222"><text:s/></text:span><text:span text:style-name="T223">приложения. На выходе получается бинарный код вредоносного приложения,</text:span><text:span text:style-name="T224"><text:s/></text:span><text:span text:style-name="T225">похожий на код обычной программы.</text:span></text:p>
      <text:p text:style-name="P226"><text:span text:style-name="T227">В конце обратимся к методу, описанному в статье [7]. Описывается подход к</text:span><text:span text:style-name="T228"><text:s/></text:span><text:span text:style-name="T229">автоматической защите тригерных вредоносных приложений от средств</text:span><text:span text:style-name="T230"><text:s/></text:span><text:span text:style-name="T231">современного антивирусного анализа, так называемый метод обфускации</text:span><text:span text:style-name="T232"><text:s/></text:span><text:span text:style-name="T233">условного кода. Запутыванию подвергаются условные ветвления с условием,</text:span><text:span text:style-name="T234"><text:s/></text:span><text:span text:style-name="T235">удовлетворяющим некоторым условиям. Пример – сравнение строки,</text:span><text:span text:style-name="T236"><text:s/></text:span><text:span text:style-name="T237">полученной приложением во время исполнения, с некоторым указанным в</text:span><text:span text:style-name="T238"><text:s/></text:span><text:span text:style-name="T239">условии значением. Сравнение самих строк заменяется на сравнение их</text:span><text:span text:style-name="T240"><text:s/></text:span><text:span text:style-name="T241">хэшей. Базовый блок находящийся внутри условия шифруется. В качестве</text:span><text:span text:style-name="T242"><text:s/></text:span><text:span text:style-name="T243">ключа шифрования используется значение из условия. Кроме того, перед ним</text:span><text:span text:style-name="T244"><text:s/></text:span><text:span text:style-name="T245">вставляется функция дешифрования, которая будет во время исполнения</text:span><text:span text:style-name="T246"><text:s/></text:span><text:span text:style-name="T247">расшифровывать зашифрованный базовый блок. В качестве ключа будет</text:span><text:span text:style-name="T248"><text:s/></text:span><text:span text:style-name="T249">использоваться значение, полученное во время исполнения. При реализации</text:span><text:span text:style-name="T250"><text:s/></text:span><text:span text:style-name="T251">использовалась компиляторная инфрастуктура<text:s/></text:span>LLVM<text:span text:style-name="T252"><text:s/>и утилита анализа<text:s/></text:span><text:span text:style-name="T253">модификации бинарного кода<text:s/></text:span>DynInst<text:span text:style-name="T254"><text:s/>[8]. В промежуточном представление</text:span>LLVM<text:span text:style-name="T255"><text:s/>находились пригодные для запутывания участки программы. В</text:span><text:span text:style-name="T256"><text:s/></text:span><text:span text:style-name="T257">логическом выражении условия производилась замена значений на их хэши, а</text:span><text:span text:style-name="T258"><text:s/></text:span><text:span text:style-name="T259">внутрь условия вставлялась функция дешифрования и ключ шифрования со</text:span><text:span text:style-name="T260"><text:s/></text:span><text:span text:style-name="T261">специальным маркером. После кодогенерации над бинарным кодом с</text:span><text:span text:style-name="T262"><text:s/></text:span><text:span text:style-name="T263">помощью утилиты<text:s/></text:span>DynInst<text:span text:style-name="T264"><text:s/>производилась шифровка и удаления из тела</text:span><text:span text:style-name="T265"><text:s/></text:span><text:span text:style-name="T266">условия ключа и специального маркера.</text:span></text:p>
      <text:p text:style-name="P267">Еще работы. Проанализировать и дать краткое описание.</text:p>
      <text:p text:style-name="Textbody">1) Obfuscator-llvm (<text:a xlink:href="https://github.com/obfuscator-llvm/obfuscator/wiki" office:target-frame-name="_top" xlink:show="replace"><text:span text:style-name="Internetlink">https://github.com/obfuscator-llvm/obfuscator/wiki</text:span></text:a>)</text:p>
      <text:soft-page-break/>
      <text:p text:style-name="Textbody">2) Kryptonite (<text:a xlink:href="http://download.tuxfamily.org/overclokblog/Obfuscation%20of%20steel%3A%20meet%20my%20Kryptonite/0vercl0k_Obfuscation_of_steel_meet_kryptonite.pdf" office:target-frame-name="_top" xlink:show="replace"><text:span text:style-name="Internetlink">http://download.tuxfamily.org/overclokblog/Obfuscation%20of%20steel%3a%20meet%20my%20Kryptonite/0vercl0k_Obfuscation_of_steel_me</text:span><text:span text:style-name="Internetlink">et_kryptonite.pdf</text:span></text:a>)</text:p>
      <text:p text:style-name="Textbody">3) CONFUSE (<text:a xlink:href="http://www.cs.columbia.edu/~aho/cs4115_Spring-2013/lectures/13-05-16_Team11_Confuse_Paper.pdf" office:target-frame-name="_top" xlink:show="replace"><text:span text:style-name="Internetlink">http://www.cs.columbia.edu/~aho/cs4115_Spring-2013/lectures/13-05-16_Team11_Confuse_Paper.pdf</text:span></text:a>)</text:p>
      <text:p text:style-name="Textbody">4)<text:s/><text:a xlink:href="http://www.ruscrypto.ru/resource/summary/rc2014/05_kurmangaleev.pdf" office:target-frame-name="_top" xlink:show="replace"><text:span text:style-name="Internetlink">http://www.ruscrypto.ru/resource/summary/rc2014/05_kurmangaleev.pdf</text:span></text:a></text:p>
      <text:p text:style-name="Textbody">5)<text:s/><text:a xlink:href="http://blog.quarkslab.com/deobfuscation-recovering-an-ollvm-protected-program.html" office:target-frame-name="_top" xlink:show="replace"><text:span text:style-name="Internetlink">De</text:span><text:span text:style-name="Internetlink">obfuscation: recovering an OLLVM-protected program<text:s/></text:span></text:a></text:p>
      <text:p text:style-name="Textbody"><text:s/>(http://blog.quarkslab.com/deobfuscation-recovering-an-ollvm-protected-program.html)</text:p>
      <text:p text:style-name="Textbody"/>
      <text:list text:style-name="WWNum1" text:continue-numbering="true">
        <text:list-item>
          <text:p text:style-name="P268"><text:span text:style-name="T269">Руководство пользователя</text:span></text:p>
        </text:list-item>
      </text:list>
      <text:list text:style-name="WWNum1" text:continue-numbering="true">
        <text:list-item>
          <text:p text:style-name="P270"><text:span text:style-name="T271">Пока изложу здесь мысли о том как пользоваться обфускатором:</text:span></text:p>
        </text:list-item>
      </text:list>
      <text:list text:style-name="WWNum1" text:continue-numbering="true">
        <text:list-item>
          <text:p text:style-name="P272"><text:span text:style-name="T273">1. Так как не имеет смысла тратить время на графический интерфейс,<text:s/></text:span><text:span text:style-name="T274">приложение будет консольным.</text:span></text:p>
        </text:list-item>
      </text:list>
      <text:list text:style-name="WWNum1" text:continue-numbering="true">
        <text:list-item>
          <text:p text:style-name="P275"><text:span text:style-name="T276">2. Исходный код (проект), который нужно обфусцировать нужно передавать в качестве параметра. В связи с этим, думаю стоит подумать, о рекурсивном обходе папки проекта и интерактивным подтверждением у пользователя стоит ли обфусц</text:span><text:span text:style-name="T277">ировать данный файл (опционально).</text:span></text:p>
        </text:list-item>
      </text:list>
      <text:list text:style-name="WWNum1" text:continue-numbering="true">
        <text:list-item>
          <text:p text:style-name="P278"><text:span text:style-name="T279">3. Так же можно указать несколько атрибутов, среди которых виды обфускации, которые нужно применить (если ничего не указано, то применять все). И для какой ОС компилировать бинарник.</text:span></text:p>
        </text:list-item>
      </text:list>
      <text:p text:style-name="Textbody"><text:span text:style-name="T280">4. С помощью –</text:span>help<text:span text:style-name="T281"><text:s/>можно посмотреть пр</text:span><text:span text:style-name="T282">имер использования и все атрибуты.</text:span></text:p>
      <text:p text:style-name="P283">5. Было бы неплохо выводить информацию о различиях с исполняемым файлом без обфускации (на сколько увеличился размер, время исполнения и т.д)</text:p>
      <text:p text:style-name="P284">6. Нужно также написать установщик для обфускатора.</text:p>
      <text:list text:style-name="WWNum1" text:continue-numbering="true">
        <text:list-item>
          <text:p text:style-name="P285">Литература</text:p>
        </text:list-item>
      </text:list>
      <text:list text:style-name="LFO6" text:continue-numbering="true">
        <text:list-item>
          <text:p text:style-name="P286">The LLVM Compiler Infrastructure.<text:s/><text:a xlink:href="http://LLVM.org/" office:target-frame-name="_top" xlink:show="replace"><text:span text:style-name="Гиперссылка">http://LLVM.org/</text:span></text:a></text:p>
        </text:list-item>
        <text:list-item>
          <text:p text:style-name="P287">Obfuscator reloaded, Application Security Forum – Western Switzerland, November<text:s/>7th, 2012, Yverdon-les-Bains, Switzerland.<text:s/><text:a xlink:href="http://crypto.junod.info/obfuscatorwf12_talk.pdf" office:target-frame-name="_top" xlink:show="replace"><text:span text:style-name="Гиперссылка">http://crypto.junod.info/obfuscatorwf12_talk.pdf</text:span></text:a></text:p>
        </text:list-item>
        <text:list-item>
          <text:p text:style-name="P288">Chih-Fan Chen, Theofilos Petsios, Marios Pomonis, Adrian Tang. Confuse: LLVMbased<text:s/>Code Obfuscation.<text:s/><text:a xlink:href="http://www.cs.columbia.edu/~aho/cs4115_Spring-2013/lectures/13-05-16_Team11_Confuse_Paper.pdf" office:target-frame-name="_top" xlink:show="replace"><text:span text:style-name="Гиперссылка">http://www.cs.columbia.edu/~aho/cs4115_Spring-2013/lectures/13-05-16_Team11_Confuse_Paper.pdf</text:span></text:a></text:p>
        </text:list-item>
        <text:list-item>
          <text:p text:style-name="P289"><text:span text:style-name="T290">Обфускатор Morpher.<text:s/></text:span><text:a xlink:href="http://morpher.com/" office:target-frame-name="_top" xlink:show="replace"><text:span text:style-name="T291">http://morpher.com/</text:span></text:a></text:p>
        </text:list-item>
        <text:list-item>
          <text:p text:style-name="P292">Rasha Salah Omar, Ahmed El-Mahdy, Erven Rohou, Thread-Based Obfuscation through Control-Flow Mangling, arXiv:1311.0044</text:p>
        </text:list-item>
        <text:list-item>
          <text:p text:style-name="P293">Practical Reverse Engineering: x86, x64, ARM, Windows Kernel, Reversing Tools, and Obfuscation<text:s/>Bruce Dang, Alexandre Gazet, Elias Bachaalany, Sebastien Josse<text:s/></text:p>
        </text:list-item>
        <text:list-item>
          <text:p text:style-name="P294">Compilers: Principles, Techniques, and Tools. Alfred V. Aho, Monica S. Lam, Ravi Sethi, and Jeffrey D. Ullman</text:p>
        </text:list-item>
        <text:list-item>
          <text:p text:style-name="P295"><text:s/><text:span text:style-name="T296">Tarek Ziadé.</text:span><text:span text:style-name="T297"><text:s/></text:span><text:span text:style-name="T298">Expert Python Programming. - Published by Packt Publishing Ltd, 32 Lincoln Road, Birmingham</text:span><text:span text:style-name="T299">. 2008. -372с</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Normal" svg:font-family="Source Han Sans CN Normal"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Normal"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Heading" style:default-outline-level="2">
      <style:paragraph-properties fo:margin-top="0.1388in"/>
      <style:text-properties fo:font-weight="bold" style:font-weight-asian="bold" style:font-weight-complex="bold" fo:font-size="16pt" style:font-size-asian="16pt" style:font-size-complex="16pt" fo:hyphenate="false"/>
    </style:style>
    <style:style style:name="Заголовок3" style:display-name="Заголовок 3" style:family="paragraph" style:parent-style-name="Heading" style:default-outline-level="3">
      <style:paragraph-properties fo:margin-top="0.0972in"/>
      <style:text-properties fo:font-weight="bold" style:font-weight-asian="bold" style:font-weight-complex="bold" fo:color="#808080"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Название" style:display-name="Название"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Подзаголовок" style:display-name="Подзаголовок" style:family="paragraph" style:parent-style-name="Heading">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SourceText" style:display-name="Source Text" style:family="text">
      <style:text-properties style:font-name="Liberation Mono" style:font-name-asian="Nimbus Mono L" style:font-name-complex="Liberation Mono"/>
    </style:style>
    <style:style style:name="mw-headline" style:display-name="mw-headline" style:family="text" style:parent-style-name="Основнойшрифтабзаца"/>
    <style:style style:name="mw-editsection" style:display-name="mw-editsection" style:family="text" style:parent-style-name="Основнойшрифтабзаца"/>
    <style:style style:name="mw-editsection-bracket" style:display-name="mw-editsection-bracket" style:family="text" style:parent-style-name="Основнойшрифтабзаца"/>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mw-editsection-divider" style:display-name="mw-editsection-divider" style:family="text" style:parent-style-name="Основнойшрифтабзаца"/>
    <style:style style:name="apple-converted-space" style:display-name="apple-converted-space" style:family="text" style:parent-style-name="Основнойшрифтабзаца"/>
    <style:style style:name="Обычныйвеб" style:display-name="Обычный (веб)"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fo:language="ru" fo:country="RU" style:language-asian="ru" style:country-asian="RU" style:language-complex="ar" style:country-complex="SA" fo:hyphenate="true"/>
    </style:style>
    <style:style style:name="СтандартныйHTML" style:display-name="Стандартный HTML" style:family="paragraph" style:parent-style-name="Обычный">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style:style>
    <style:style style:name="textbody0" style:display-name="text body" style:family="paragraph" style:parent-style-name="Textbody">
      <style:text-properties fo:language="ru" fo:country="RU" fo:hyphenate="false"/>
    </style:style>
    <style:style style:name="Headercapy" style:display-name="Header capy" style:family="paragraph" style:parent-style-name="Заголовок1" style:default-outline-level="1">
      <style:text-properties fo:language="ru" fo:country="RU" fo:hyphenate="false"/>
    </style:style>
    <style:style style:name="StandardЗнак" style:display-name="Standard Знак" style:family="text" style:parent-style-name="Основнойшрифтабзаца">
      <style:text-properties fo:color="#00000A"/>
    </style:style>
    <style:style style:name="TextbodyЗнак" style:display-name="Text body Знак" style:family="text" style:parent-style-name="StandardЗнак">
      <style:text-properties fo:color="#00000A"/>
    </style:style>
    <style:style style:name="textbodyЗнак0" style:display-name="text body Знак" style:family="text" style:parent-style-name="TextbodyЗнак">
      <style:text-properties fo:color="#00000A" fo:language="ru" fo:country="RU"/>
    </style:style>
    <style:style style:name="codecapy" style:display-name="code capy" style:family="paragraph" style:parent-style-name="Textbody">
      <style:paragraph-properties fo:line-height="100%" fo:background-color="#99CCFF"/>
      <style:text-properties style:font-name="Arial" style:font-name-complex="Arial" fo:font-style="italic" style:font-style-asian="italic" style:font-style-complex="italic" fo:hyphenate="false"/>
    </style:style>
    <style:style style:name="HeadingЗнак" style:display-name="Heading Знак" style:family="text" style:parent-style-name="StandardЗнак">
      <style:text-properties style:font-name="Liberation Sans" fo:color="#00000A" fo:font-size="14pt" style:font-size-asian="14pt" style:font-size-complex="14pt"/>
    </style:style>
    <style:style style:name="Заголовок1Знак" style:display-name="Заголовок 1 Знак" style:family="text" style:parent-style-name="HeadingЗнак">
      <style:text-properties style:font-name="Liberation Sans" fo:font-weight="bold" style:font-weight-asian="bold" style:font-weight-complex="bold" fo:color="#00000A" fo:font-size="18pt" style:font-size-asian="18pt" style:font-size-complex="18pt"/>
    </style:style>
    <style:style style:name="HeadercapyЗнак" style:display-name="Header capy Знак" style:family="text" style:parent-style-name="Заголовок1Знак">
      <style:text-properties style:font-name="Liberation Sans" fo:font-weight="bold" style:font-weight-asian="bold" style:font-weight-complex="bold" fo:color="#00000A" fo:font-size="18pt" style:font-size-asian="18pt" style:font-size-complex="18pt" fo:language="ru" fo:country="RU"/>
    </style:style>
    <style:style style:name="codecapyЗнак" style:display-name="code capy Знак" style:family="text" style:parent-style-name="TextbodyЗнак">
      <style:text-properties style:font-name="Arial" style:font-name-complex="Arial" fo:font-style="italic" style:font-style-asian="italic" style:font-style-complex="italic" fo:color="#00000A" fo:background-color="#99CCFF"/>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5pt" fo:hyphenate="false"/>
    </style:style>
    <style:style style:name="Замещающийтекст" style:display-name="Замещающий текст" style:family="text" style:parent-style-name="Основнойшрифтабзаца">
      <style:text-properties fo:color="#808080"/>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Symbol" style:font-name-complex="Symbol"/>
    </style:style>
    <style:style style:name="WW_CharLFO2LVL3" style:family="text">
      <style:text-properties style:font-name="Symbol" style:font-name-complex="Symbol"/>
    </style:style>
    <style:style style:name="WW_CharLFO2LVL4" style:family="text">
      <style:text-properties style:font-name="Symbol" style:font-name-complex="Symbol"/>
    </style:style>
    <style:style style:name="WW_CharLFO2LVL5" style:family="text">
      <style:text-properties style:font-name="Symbol" style:font-name-complex="Symbol"/>
    </style:style>
    <style:style style:name="WW_CharLFO2LVL6" style:family="text">
      <style:text-properties style:font-name="Symbol" style:font-name-complex="Symbol"/>
    </style:style>
    <style:style style:name="WW_CharLFO2LVL7" style:family="text">
      <style:text-properties style:font-name="Symbol" style:font-name-complex="Symbol"/>
    </style:style>
    <style:style style:name="WW_CharLFO2LVL8" style:family="text">
      <style:text-properties style:font-name="Symbol" style:font-name-complex="Symbol"/>
    </style:style>
    <style:style style:name="WW_CharLFO2LVL9" style:family="text">
      <style:text-properties style:font-name="Symbol" style:font-name-complex="Symbol"/>
    </style:style>
    <text:list-style style:name="WWNum2" style:display-name="WWNum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eh0f </meta:initial-creator>
    <dc:creator>Учетная запись Майкрософт</dc:creator>
    <meta:creation-date>2015-04-01T02:29:00Z</meta:creation-date>
    <dc:date>2015-06-02T04:34:00Z</dc:date>
    <meta:template xlink:href="Normal.dotm" xlink:type="simple"/>
    <meta:editing-cycles>8</meta:editing-cycles>
    <meta:editing-duration>PT37020S</meta:editing-duration>
    <meta:document-statistic meta:page-count="9" meta:paragraph-count="38" meta:word-count="2907" meta:character-count="19439" meta:row-count="138" meta:non-whitespace-character-count="16570"/>
  </office:meta>
</office:document-meta>
</file>

<file path=Object 1/content.xml><?xml version="1.0" encoding="utf-8"?>
<mml:math xmlns:mml="http://www.w3.org/1998/Math/MathML" xmlns:m="http://schemas.openxmlformats.org/officeDocument/2006/math">
  <mml:msup>
    <mml:mrow>
      <mml:mi>x</mml:mi>
    </mml:mrow>
    <mml:mrow>
      <mml:mn>2</mml:mn>
    </mml:mrow>
  </mml:msup>
  <mml:mo>-</mml:mo>
  <mml:mi>n</mml:mi>
  <mml:mi>*</mml:mi>
  <mml:msup>
    <mml:mrow>
      <mml:mi>y</mml:mi>
    </mml:mrow>
    <mml:mrow>
      <mml:mn>2</mml:mn>
    </mml:mrow>
  </mml:msup>
  <mml:mo>=</mml:mo>
  <mml:mn>1</mml:mn>
</mml:math>
</file>

<file path=Object 2/content.xml><?xml version="1.0" encoding="utf-8"?>
<mml:math xmlns:mml="http://www.w3.org/1998/Math/MathML" xmlns:m="http://schemas.openxmlformats.org/officeDocument/2006/math">
  <mml:mfenced separators="|">
    <mml:mrow>
      <mml:msup>
        <mml:mrow>
          <mml:mi>x</mml:mi>
        </mml:mrow>
        <mml:mrow>
          <mml:mn>3</mml:mn>
        </mml:mrow>
      </mml:msup>
      <mml:mo>-</mml:mo>
      <mml:mi>x</mml:mi>
    </mml:mrow>
  </mml:mfenced>
  <mml:mi> </mml:mi>
  <mml:mi>m</mml:mi>
  <mml:mi>o</mml:mi>
  <mml:mi>d</mml:mi>
  <mml:mi> </mml:mi>
  <mml:mn>3</mml:mn>
  <mml:mo>=</mml:mo>
  <mml:mn>0</mml:mn>
</mml:math>
</file>

<file path=Object 3/content.xml><?xml version="1.0" encoding="utf-8"?>
<mml:math xmlns:mml="http://www.w3.org/1998/Math/MathML" xmlns:m="http://schemas.openxmlformats.org/officeDocument/2006/math">
  <mml:mn>7</mml:mn>
  <mml:mi>*</mml:mi>
  <mml:msup>
    <mml:mrow>
      <mml:mi>y</mml:mi>
    </mml:mrow>
    <mml:mrow>
      <mml:mn>2</mml:mn>
    </mml:mrow>
  </mml:msup>
  <mml:mo>-</mml:mo>
  <mml:mn>1</mml:mn>
  <mml:mo>=</mml:mo>
  <mml:msup>
    <mml:mrow>
      <mml:mi>x</mml:mi>
    </mml:mrow>
    <mml:mrow>
      <mml:mn>2</mml:mn>
    </mml:mrow>
  </mml:msup>
</mml:math>
</file>